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57in"/>
    </style:style>
    <style:style style:name="co2" style:family="table-column">
      <style:table-column-properties fo:break-before="auto" style:column-width="0.3161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339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ce5" style:family="table-cell" style:parent-style-name="Default" style:data-style-name="N61"/>
    <style:style style:name="ce6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ssureDistribution(3mmx0.1mm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ce2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  <table:table-cell table:style-name="ce1" office:value-type="string" calcext:value-type="string">
            <text:p>h(m)</text:p>
          </table:table-cell>
          <table:table-cell table:style-name="ce1" office:value-type="string" calcext:value-type="string">
            <text:p>h(cm)</text:p>
          </table:table-cell>
          <table:table-cell table:style-name="ce1" office:value-type="string" calcext:value-type="string">
            <text:p>boundaryData</text:p>
          </table:table-cell>
          <table:table-cell table:number-columns-repeated="3"/>
        </table:table-row>
        <table:table-row table:style-name="ro1">
          <table:table-cell office:value-type="float" office:value="0.00122147" calcext:value-type="float">
            <text:p>0.00122147</text:p>
          </table:table-cell>
          <table:table-cell office:value-type="float" office:value="0" calcext:value-type="float">
            <text:p>0</text:p>
          </table:table-cell>
          <table:table-cell office:value-type="float" office:value="0.0000000252981" calcext:value-type="float">
            <text:p>2.52981E-08</text:p>
          </table:table-cell>
          <table:table-cell office:value-type="float" office:value="18212.5" calcext:value-type="float">
            <text:p>18212.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2]/9.81" office:value-type="float" office:value="0.000124512742099898" calcext:value-type="float">
            <text:p>1.24513E-04</text:p>
          </table:table-cell>
          <table:table-cell table:formula="of:=[.K2]*100" office:value-type="float" office:value="0.0124512742099898" calcext:value-type="float">
            <text:p>1.24513E-02</text:p>
          </table:table-cell>
          <table:table-cell table:formula="of:=CONCATENATE(&quot;(&quot;;[.H2];&quot; &quot;;[.I2];&quot; &quot;;[.J2];&quot;)&quot;)" office:value-type="string" office:string-value="(0 0 0)" calcext:value-type="string">
            <text:p>(0 0 0)</text:p>
          </table:table-cell>
          <table:table-cell/>
          <table:table-cell table:style-name="ce1" office:value-type="string" calcext:value-type="string">
            <text:p>hm</text:p>
          </table:table-cell>
          <table:table-cell/>
        </table:table-row>
        <table:table-row table:style-name="ro1">
          <table:table-cell office:value-type="float" office:value="0.00122147" calcext:value-type="float">
            <text:p>0.00122147</text:p>
          </table:table-cell>
          <table:table-cell office:value-type="float" office:value="0" calcext:value-type="float">
            <text:p>0</text:p>
          </table:table-cell>
          <table:table-cell office:value-type="float" office:value="0.0000000252981" calcext:value-type="float">
            <text:p>2.52981E-08</text:p>
          </table:table-cell>
          <table:table-cell office:value-type="float" office:value="18212.5" calcext:value-type="float">
            <text:p>1821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formula="of:=[.A3]/9.81" office:value-type="float" office:value="0.000124512742099898" calcext:value-type="float">
            <text:p>1.24513E-04</text:p>
          </table:table-cell>
          <table:table-cell table:formula="of:=[.K3]*100" office:value-type="float" office:value="0.0124512742099898" calcext:value-type="float">
            <text:p>1.24513E-02</text:p>
          </table:table-cell>
          <table:table-cell table:formula="of:=CONCATENATE(&quot;(&quot;;[.H3];&quot; &quot;;[.I3];&quot; &quot;;[.J3];&quot;)&quot;)" office:value-type="string" office:string-value="(0 0 0.29)" calcext:value-type="string">
            <text:p>(0 0 0.29)</text:p>
          </table:table-cell>
          <table:table-cell/>
          <table:table-cell table:style-name="ce5" table:formula="of:=MAX([.K2:.K69])" office:value-type="float" office:value="0.000128872579001019" calcext:value-type="float">
            <text:p>1.29E-04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.00119227" calcext:value-type="float">
            <text:p>0.00119227</text:p>
          </table:table-cell>
          <table:table-cell office:value-type="float" office:value="0" calcext:value-type="float">
            <text:p>0</text:p>
          </table:table-cell>
          <table:table-cell office:value-type="float" office:value="0.0000000256465" calcext:value-type="float">
            <text:p>2.56465E-08</text:p>
          </table:table-cell>
          <table:table-cell office:value-type="float" office:value="18469.6" calcext:value-type="float">
            <text:p>1846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59762" calcext:value-type="float">
            <text:p>0.00459762</text:p>
          </table:table-cell>
          <table:table-cell office:value-type="float" office:value="0.000776018" calcext:value-type="float">
            <text:p>0.000776018</text:p>
          </table:table-cell>
          <table:table-cell office:value-type="float" office:value="0" calcext:value-type="float">
            <text:p>0</text:p>
          </table:table-cell>
          <table:table-cell table:formula="of:=[.A4]/9.81" office:value-type="float" office:value="0.000121536187563711" calcext:value-type="float">
            <text:p>1.21536E-04</text:p>
          </table:table-cell>
          <table:table-cell table:formula="of:=[.K4]*100" office:value-type="float" office:value="0.0121536187563711" calcext:value-type="float">
            <text:p>1.21536E-02</text:p>
          </table:table-cell>
          <table:table-cell table:formula="of:=CONCATENATE(&quot;(&quot;;[.H4];&quot; &quot;;[.I4];&quot; &quot;;[.J4];&quot;)&quot;)" office:value-type="string" office:string-value="(0.00459762 0.000776018 0)" calcext:value-type="string">
            <text:p>(0.00459762 0.000776018 0)</text:p>
          </table:table-cell>
          <table:table-cell/>
          <table:table-cell table:style-name="ce5" table:formula="of:=MIN([.K2:.K69])" office:value-type="float" office:value="-0.000164349643221203" calcext:value-type="float">
            <text:p>-1.64E-0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0.00119227" calcext:value-type="float">
            <text:p>0.00119227</text:p>
          </table:table-cell>
          <table:table-cell office:value-type="float" office:value="0" calcext:value-type="float">
            <text:p>0</text:p>
          </table:table-cell>
          <table:table-cell office:value-type="float" office:value="0.0000000256465" calcext:value-type="float">
            <text:p>2.56465E-08</text:p>
          </table:table-cell>
          <table:table-cell office:value-type="float" office:value="18469.6" calcext:value-type="float">
            <text:p>1846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59762" calcext:value-type="float">
            <text:p>0.00459762</text:p>
          </table:table-cell>
          <table:table-cell office:value-type="float" office:value="0.000776018" calcext:value-type="float">
            <text:p>0.000776018</text:p>
          </table:table-cell>
          <table:table-cell office:value-type="float" office:value="0.29" calcext:value-type="float">
            <text:p>0.29</text:p>
          </table:table-cell>
          <table:table-cell table:formula="of:=[.A5]/9.81" office:value-type="float" office:value="0.000121536187563711" calcext:value-type="float">
            <text:p>1.21536E-04</text:p>
          </table:table-cell>
          <table:table-cell table:formula="of:=[.K5]*100" office:value-type="float" office:value="0.0121536187563711" calcext:value-type="float">
            <text:p>1.21536E-02</text:p>
          </table:table-cell>
          <table:table-cell table:formula="of:=CONCATENATE(&quot;(&quot;;[.H5];&quot; &quot;;[.I5];&quot; &quot;;[.J5];&quot;)&quot;)" office:value-type="string" office:string-value="(0.00459762 0.000776018 0.29)" calcext:value-type="string">
            <text:p>(0.00459762 0.000776018 0.29)</text:p>
          </table:table-cell>
          <table:table-cell table:number-columns-repeated="3"/>
        </table:table-row>
        <table:table-row table:style-name="ro1">
          <table:table-cell office:value-type="float" office:value="0.00108624" calcext:value-type="float">
            <text:p>0.001086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65096" calcext:value-type="float">
            <text:p>2.65096E-08</text:p>
          </table:table-cell>
          <table:table-cell office:value-type="float" office:value="18984.4" calcext:value-type="float">
            <text:p>1898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0.00168471" calcext:value-type="float">
            <text:p>0.00168471</text:p>
          </table:table-cell>
          <table:table-cell office:value-type="float" office:value="0" calcext:value-type="float">
            <text:p>0</text:p>
          </table:table-cell>
          <table:table-cell table:formula="of:=[.A6]/9.81" office:value-type="float" office:value="0.000110727828746177" calcext:value-type="float">
            <text:p>1.10728E-04</text:p>
          </table:table-cell>
          <table:table-cell table:formula="of:=[.K6]*100" office:value-type="float" office:value="0.0110727828746177" calcext:value-type="float">
            <text:p>1.10728E-02</text:p>
          </table:table-cell>
          <table:table-cell table:formula="of:=CONCATENATE(&quot;(&quot;;[.H6];&quot; &quot;;[.I6];&quot; &quot;;[.J6];&quot;)&quot;)" office:value-type="string" office:string-value="(0.009171 0.00168471 0)" calcext:value-type="string">
            <text:p>(0.009171 0.00168471 0)</text:p>
          </table:table-cell>
          <table:table-cell/>
          <table:table-cell table:style-name="ce6" table:formula="of:=([.O3]-[.O4])/2" office:value-type="float" office:value="0.000146611111111111" calcext:value-type="float">
            <text:p>1.47E-04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.00108624" calcext:value-type="float">
            <text:p>0.001086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65096" calcext:value-type="float">
            <text:p>2.65096E-08</text:p>
          </table:table-cell>
          <table:table-cell office:value-type="float" office:value="18984.4" calcext:value-type="float">
            <text:p>1898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0.00168471" calcext:value-type="float">
            <text:p>0.00168471</text:p>
          </table:table-cell>
          <table:table-cell office:value-type="float" office:value="0.29" calcext:value-type="float">
            <text:p>0.29</text:p>
          </table:table-cell>
          <table:table-cell table:formula="of:=[.A7]/9.81" office:value-type="float" office:value="0.000110727828746177" calcext:value-type="float">
            <text:p>1.10728E-04</text:p>
          </table:table-cell>
          <table:table-cell table:formula="of:=[.K7]*100" office:value-type="float" office:value="0.0110727828746177" calcext:value-type="float">
            <text:p>1.10728E-02</text:p>
          </table:table-cell>
          <table:table-cell table:formula="of:=CONCATENATE(&quot;(&quot;;[.H7];&quot; &quot;;[.I7];&quot; &quot;;[.J7];&quot;)&quot;)" office:value-type="string" office:string-value="(0.009171 0.00168471 0.29)" calcext:value-type="string">
            <text:p>(0.009171 0.00168471 0.29)</text:p>
          </table:table-cell>
          <table:table-cell table:number-columns-repeated="3"/>
        </table:table-row>
        <table:table-row table:style-name="ro1">
          <table:table-cell office:value-type="float" office:value="0.000890723" calcext:value-type="float">
            <text:p>0.000890723</text:p>
          </table:table-cell>
          <table:table-cell office:value-type="float" office:value="0" calcext:value-type="float">
            <text:p>0</text:p>
          </table:table-cell>
          <table:table-cell office:value-type="float" office:value="0.0000000278538" calcext:value-type="float">
            <text:p>2.78538E-08</text:p>
          </table:table-cell>
          <table:table-cell office:value-type="float" office:value="19476.6" calcext:value-type="float">
            <text:p>1947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7276" calcext:value-type="float">
            <text:p>0.0137276</text:p>
          </table:table-cell>
          <table:table-cell office:value-type="float" office:value="0.00267434" calcext:value-type="float">
            <text:p>0.00267434</text:p>
          </table:table-cell>
          <table:table-cell office:value-type="float" office:value="0" calcext:value-type="float">
            <text:p>0</text:p>
          </table:table-cell>
          <table:table-cell table:formula="of:=[.A8]/9.81" office:value-type="float" office:value="0.0000907974515800204" calcext:value-type="float">
            <text:p>9.07975E-05</text:p>
          </table:table-cell>
          <table:table-cell table:formula="of:=[.K8]*100" office:value-type="float" office:value="0.00907974515800204" calcext:value-type="float">
            <text:p>9.07975E-03</text:p>
          </table:table-cell>
          <table:table-cell table:formula="of:=CONCATENATE(&quot;(&quot;;[.H8];&quot; &quot;;[.I8];&quot; &quot;;[.J8];&quot;)&quot;)" office:value-type="string" office:string-value="(0.0137276 0.00267434 0)" calcext:value-type="string">
            <text:p>(0.0137276 0.00267434 0)</text:p>
          </table:table-cell>
          <table:table-cell table:number-columns-repeated="3"/>
        </table:table-row>
        <table:table-row table:style-name="ro1">
          <table:table-cell office:value-type="float" office:value="0.000890723" calcext:value-type="float">
            <text:p>0.000890723</text:p>
          </table:table-cell>
          <table:table-cell office:value-type="float" office:value="0" calcext:value-type="float">
            <text:p>0</text:p>
          </table:table-cell>
          <table:table-cell office:value-type="float" office:value="0.0000000278538" calcext:value-type="float">
            <text:p>2.78538E-08</text:p>
          </table:table-cell>
          <table:table-cell office:value-type="float" office:value="19476.6" calcext:value-type="float">
            <text:p>1947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7276" calcext:value-type="float">
            <text:p>0.0137276</text:p>
          </table:table-cell>
          <table:table-cell office:value-type="float" office:value="0.00267434" calcext:value-type="float">
            <text:p>0.00267434</text:p>
          </table:table-cell>
          <table:table-cell office:value-type="float" office:value="0.29" calcext:value-type="float">
            <text:p>0.29</text:p>
          </table:table-cell>
          <table:table-cell table:formula="of:=[.A9]/9.81" office:value-type="float" office:value="0.0000907974515800204" calcext:value-type="float">
            <text:p>9.07975E-05</text:p>
          </table:table-cell>
          <table:table-cell table:formula="of:=[.K9]*100" office:value-type="float" office:value="0.00907974515800204" calcext:value-type="float">
            <text:p>9.07975E-03</text:p>
          </table:table-cell>
          <table:table-cell table:formula="of:=CONCATENATE(&quot;(&quot;;[.H9];&quot; &quot;;[.I9];&quot; &quot;;[.J9];&quot;)&quot;)" office:value-type="string" office:string-value="(0.0137276 0.00267434 0.29)" calcext:value-type="string">
            <text:p>(0.0137276 0.00267434 0.29)</text:p>
          </table:table-cell>
          <table:table-cell table:number-columns-repeated="3"/>
        </table:table-row>
        <table:table-row table:style-name="ro1">
          <table:table-cell office:value-type="float" office:value="0.00060781" calcext:value-type="float">
            <text:p>0.00060781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447" calcext:value-type="float">
            <text:p>2.90447E-08</text:p>
          </table:table-cell>
          <table:table-cell office:value-type="float" office:value="19907.9" calcext:value-type="float">
            <text:p>1990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2774" calcext:value-type="float">
            <text:p>0.0182774</text:p>
          </table:table-cell>
          <table:table-cell office:value-type="float" office:value="0.00369536" calcext:value-type="float">
            <text:p>0.00369536</text:p>
          </table:table-cell>
          <table:table-cell office:value-type="float" office:value="0" calcext:value-type="float">
            <text:p>0</text:p>
          </table:table-cell>
          <table:table-cell table:formula="of:=[.A10]/9.81" office:value-type="float" office:value="0.0000619582059123344" calcext:value-type="float">
            <text:p>6.19582E-05</text:p>
          </table:table-cell>
          <table:table-cell table:formula="of:=[.K10]*100" office:value-type="float" office:value="0.00619582059123344" calcext:value-type="float">
            <text:p>6.19582E-03</text:p>
          </table:table-cell>
          <table:table-cell table:formula="of:=CONCATENATE(&quot;(&quot;;[.H10];&quot; &quot;;[.I10];&quot; &quot;;[.J10];&quot;)&quot;)" office:value-type="string" office:string-value="(0.0182774 0.00369536 0)" calcext:value-type="string">
            <text:p>(0.0182774 0.00369536 0)</text:p>
          </table:table-cell>
          <table:table-cell table:number-columns-repeated="3"/>
        </table:table-row>
        <table:table-row table:style-name="ro1">
          <table:table-cell office:value-type="float" office:value="0.00060781" calcext:value-type="float">
            <text:p>0.00060781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447" calcext:value-type="float">
            <text:p>2.90447E-08</text:p>
          </table:table-cell>
          <table:table-cell office:value-type="float" office:value="19907.9" calcext:value-type="float">
            <text:p>1990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2774" calcext:value-type="float">
            <text:p>0.0182774</text:p>
          </table:table-cell>
          <table:table-cell office:value-type="float" office:value="0.00369536" calcext:value-type="float">
            <text:p>0.00369536</text:p>
          </table:table-cell>
          <table:table-cell office:value-type="float" office:value="0.29" calcext:value-type="float">
            <text:p>0.29</text:p>
          </table:table-cell>
          <table:table-cell table:formula="of:=[.A11]/9.81" office:value-type="float" office:value="0.0000619582059123344" calcext:value-type="float">
            <text:p>6.19582E-05</text:p>
          </table:table-cell>
          <table:table-cell table:formula="of:=[.K11]*100" office:value-type="float" office:value="0.00619582059123344" calcext:value-type="float">
            <text:p>6.19582E-03</text:p>
          </table:table-cell>
          <table:table-cell table:formula="of:=CONCATENATE(&quot;(&quot;;[.H11];&quot; &quot;;[.I11];&quot; &quot;;[.J11];&quot;)&quot;)" office:value-type="string" office:string-value="(0.0182774 0.00369536 0.29)" calcext:value-type="string">
            <text:p>(0.0182774 0.00369536 0.29)</text:p>
          </table:table-cell>
          <table:table-cell table:number-columns-repeated="3"/>
        </table:table-row>
        <table:table-row table:style-name="ro1">
          <table:table-cell office:value-type="float" office:value="0.000241604" calcext:value-type="float">
            <text:p>0.000241604</text:p>
          </table:table-cell>
          <table:table-cell office:value-type="float" office:value="0" calcext:value-type="float">
            <text:p>0</text:p>
          </table:table-cell>
          <table:table-cell office:value-type="float" office:value="0.0000000294104" calcext:value-type="float">
            <text:p>2.94104E-08</text:p>
          </table:table-cell>
          <table:table-cell office:value-type="float" office:value="20254.8" calcext:value-type="float">
            <text:p>2025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8309" calcext:value-type="float">
            <text:p>0.0228309</text:p>
          </table:table-cell>
          <table:table-cell office:value-type="float" office:value="0.0046992" calcext:value-type="float">
            <text:p>0.0046992</text:p>
          </table:table-cell>
          <table:table-cell office:value-type="float" office:value="0" calcext:value-type="float">
            <text:p>0</text:p>
          </table:table-cell>
          <table:table-cell table:formula="of:=[.A12]/9.81" office:value-type="float" office:value="0.0000246283384301733" calcext:value-type="float">
            <text:p>2.46283E-05</text:p>
          </table:table-cell>
          <table:table-cell table:formula="of:=[.K12]*100" office:value-type="float" office:value="0.00246283384301733" calcext:value-type="float">
            <text:p>2.46283E-03</text:p>
          </table:table-cell>
          <table:table-cell table:formula="of:=CONCATENATE(&quot;(&quot;;[.H12];&quot; &quot;;[.I12];&quot; &quot;;[.J12];&quot;)&quot;)" office:value-type="string" office:string-value="(0.0228309 0.0046992 0)" calcext:value-type="string">
            <text:p>(0.0228309 0.0046992 0)</text:p>
          </table:table-cell>
          <table:table-cell table:number-columns-repeated="3"/>
        </table:table-row>
        <table:table-row table:style-name="ro1">
          <table:table-cell office:value-type="float" office:value="0.000241604" calcext:value-type="float">
            <text:p>0.000241604</text:p>
          </table:table-cell>
          <table:table-cell office:value-type="float" office:value="0" calcext:value-type="float">
            <text:p>0</text:p>
          </table:table-cell>
          <table:table-cell office:value-type="float" office:value="0.0000000294104" calcext:value-type="float">
            <text:p>2.94104E-08</text:p>
          </table:table-cell>
          <table:table-cell office:value-type="float" office:value="20254.8" calcext:value-type="float">
            <text:p>2025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8309" calcext:value-type="float">
            <text:p>0.0228309</text:p>
          </table:table-cell>
          <table:table-cell office:value-type="float" office:value="0.0046992" calcext:value-type="float">
            <text:p>0.0046992</text:p>
          </table:table-cell>
          <table:table-cell office:value-type="float" office:value="0.29" calcext:value-type="float">
            <text:p>0.29</text:p>
          </table:table-cell>
          <table:table-cell table:formula="of:=[.A13]/9.81" office:value-type="float" office:value="0.0000246283384301733" calcext:value-type="float">
            <text:p>2.46283E-05</text:p>
          </table:table-cell>
          <table:table-cell table:formula="of:=[.K13]*100" office:value-type="float" office:value="0.00246283384301733" calcext:value-type="float">
            <text:p>2.46283E-03</text:p>
          </table:table-cell>
          <table:table-cell table:formula="of:=CONCATENATE(&quot;(&quot;;[.H13];&quot; &quot;;[.I13];&quot; &quot;;[.J13];&quot;)&quot;)" office:value-type="string" office:string-value="(0.0228309 0.0046992 0.29)" calcext:value-type="string">
            <text:p>(0.0228309 0.0046992 0.29)</text:p>
          </table:table-cell>
          <table:table-cell table:number-columns-repeated="3"/>
        </table:table-row>
        <table:table-row table:style-name="ro1">
          <table:table-cell office:value-type="float" office:value="-0.000192428" calcext:value-type="float">
            <text:p>-0.000192428</text:p>
          </table:table-cell>
          <table:table-cell office:value-type="float" office:value="0" calcext:value-type="float">
            <text:p>0</text:p>
          </table:table-cell>
          <table:table-cell office:value-type="float" office:value="0.0000000292014" calcext:value-type="float">
            <text:p>2.92014E-08</text:p>
          </table:table-cell>
          <table:table-cell office:value-type="float" office:value="20498.2" calcext:value-type="float">
            <text:p>2049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3985" calcext:value-type="float">
            <text:p>0.0273985</text:p>
          </table:table-cell>
          <table:table-cell office:value-type="float" office:value="0.00563675" calcext:value-type="float">
            <text:p>0.00563675</text:p>
          </table:table-cell>
          <table:table-cell office:value-type="float" office:value="0" calcext:value-type="float">
            <text:p>0</text:p>
          </table:table-cell>
          <table:table-cell table:formula="of:=[.A14]/9.81" office:value-type="float" office:value="-0.000019615494393476" calcext:value-type="float">
            <text:p>-1.96155E-05</text:p>
          </table:table-cell>
          <table:table-cell table:formula="of:=[.K14]*100" office:value-type="float" office:value="-0.0019615494393476" calcext:value-type="float">
            <text:p>-1.96155E-03</text:p>
          </table:table-cell>
          <table:table-cell table:formula="of:=CONCATENATE(&quot;(&quot;;[.H14];&quot; &quot;;[.I14];&quot; &quot;;[.J14];&quot;)&quot;)" office:value-type="string" office:string-value="(0.0273985 0.00563675 0)" calcext:value-type="string">
            <text:p>(0.0273985 0.00563675 0)</text:p>
          </table:table-cell>
          <table:table-cell table:number-columns-repeated="3"/>
        </table:table-row>
        <table:table-row table:style-name="ro1">
          <table:table-cell office:value-type="float" office:value="-0.000192428" calcext:value-type="float">
            <text:p>-0.000192428</text:p>
          </table:table-cell>
          <table:table-cell office:value-type="float" office:value="0" calcext:value-type="float">
            <text:p>0</text:p>
          </table:table-cell>
          <table:table-cell office:value-type="float" office:value="0.0000000292014" calcext:value-type="float">
            <text:p>2.92014E-08</text:p>
          </table:table-cell>
          <table:table-cell office:value-type="float" office:value="20498.2" calcext:value-type="float">
            <text:p>2049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3985" calcext:value-type="float">
            <text:p>0.0273985</text:p>
          </table:table-cell>
          <table:table-cell office:value-type="float" office:value="0.00563675" calcext:value-type="float">
            <text:p>0.00563675</text:p>
          </table:table-cell>
          <table:table-cell office:value-type="float" office:value="0.29" calcext:value-type="float">
            <text:p>0.29</text:p>
          </table:table-cell>
          <table:table-cell table:formula="of:=[.A15]/9.81" office:value-type="float" office:value="-0.000019615494393476" calcext:value-type="float">
            <text:p>-1.96155E-05</text:p>
          </table:table-cell>
          <table:table-cell table:formula="of:=[.K15]*100" office:value-type="float" office:value="-0.0019615494393476" calcext:value-type="float">
            <text:p>-1.96155E-03</text:p>
          </table:table-cell>
          <table:table-cell table:formula="of:=CONCATENATE(&quot;(&quot;;[.H15];&quot; &quot;;[.I15];&quot; &quot;;[.J15];&quot;)&quot;)" office:value-type="string" office:string-value="(0.0273985 0.00563675 0.29)" calcext:value-type="string">
            <text:p>(0.0273985 0.00563675 0.29)</text:p>
          </table:table-cell>
          <table:table-cell table:number-columns-repeated="3"/>
        </table:table-row>
        <table:table-row table:style-name="ro1">
          <table:table-cell office:value-type="float" office:value="-0.000665342" calcext:value-type="float">
            <text:p>-0.000665342</text:p>
          </table:table-cell>
          <table:table-cell office:value-type="float" office:value="0" calcext:value-type="float">
            <text:p>0</text:p>
          </table:table-cell>
          <table:table-cell office:value-type="float" office:value="0.0000000281088" calcext:value-type="float">
            <text:p>2.81088E-08</text:p>
          </table:table-cell>
          <table:table-cell office:value-type="float" office:value="20635.6" calcext:value-type="float">
            <text:p>2063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9885" calcext:value-type="float">
            <text:p>0.0319885</text:p>
          </table:table-cell>
          <table:table-cell office:value-type="float" office:value="0.00645702" calcext:value-type="float">
            <text:p>0.00645702</text:p>
          </table:table-cell>
          <table:table-cell office:value-type="float" office:value="0" calcext:value-type="float">
            <text:p>0</text:p>
          </table:table-cell>
          <table:table-cell table:formula="of:=[.A16]/9.81" office:value-type="float" office:value="-0.0000678228338430173" calcext:value-type="float">
            <text:p>-6.78228E-05</text:p>
          </table:table-cell>
          <table:table-cell table:formula="of:=[.K16]*100" office:value-type="float" office:value="-0.00678228338430173" calcext:value-type="float">
            <text:p>-6.78228E-03</text:p>
          </table:table-cell>
          <table:table-cell table:formula="of:=CONCATENATE(&quot;(&quot;;[.H16];&quot; &quot;;[.I16];&quot; &quot;;[.J16];&quot;)&quot;)" office:value-type="string" office:string-value="(0.0319885 0.00645702 0)" calcext:value-type="string">
            <text:p>(0.0319885 0.00645702 0)</text:p>
          </table:table-cell>
          <table:table-cell table:number-columns-repeated="3"/>
        </table:table-row>
        <table:table-row table:style-name="ro1">
          <table:table-cell office:value-type="float" office:value="-0.000665342" calcext:value-type="float">
            <text:p>-0.000665342</text:p>
          </table:table-cell>
          <table:table-cell office:value-type="float" office:value="0" calcext:value-type="float">
            <text:p>0</text:p>
          </table:table-cell>
          <table:table-cell office:value-type="float" office:value="0.0000000281088" calcext:value-type="float">
            <text:p>2.81088E-08</text:p>
          </table:table-cell>
          <table:table-cell office:value-type="float" office:value="20635.6" calcext:value-type="float">
            <text:p>2063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9885" calcext:value-type="float">
            <text:p>0.0319885</text:p>
          </table:table-cell>
          <table:table-cell office:value-type="float" office:value="0.00645702" calcext:value-type="float">
            <text:p>0.00645702</text:p>
          </table:table-cell>
          <table:table-cell office:value-type="float" office:value="0.29" calcext:value-type="float">
            <text:p>0.29</text:p>
          </table:table-cell>
          <table:table-cell table:formula="of:=[.A17]/9.81" office:value-type="float" office:value="-0.0000678228338430173" calcext:value-type="float">
            <text:p>-6.78228E-05</text:p>
          </table:table-cell>
          <table:table-cell table:formula="of:=[.K17]*100" office:value-type="float" office:value="-0.00678228338430173" calcext:value-type="float">
            <text:p>-6.78228E-03</text:p>
          </table:table-cell>
          <table:table-cell table:formula="of:=CONCATENATE(&quot;(&quot;;[.H17];&quot; &quot;;[.I17];&quot; &quot;;[.J17];&quot;)&quot;)" office:value-type="string" office:string-value="(0.0319885 0.00645702 0.29)" calcext:value-type="string">
            <text:p>(0.0319885 0.00645702 0.29)</text:p>
          </table:table-cell>
          <table:table-cell table:number-columns-repeated="3"/>
        </table:table-row>
        <table:table-row table:style-name="ro1">
          <table:table-cell office:value-type="float" office:value="-0.00113038" calcext:value-type="float">
            <text:p>-0.00113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59763" calcext:value-type="float">
            <text:p>2.59763E-08</text:p>
          </table:table-cell>
          <table:table-cell office:value-type="float" office:value="20685.4" calcext:value-type="float">
            <text:p>2068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6056" calcext:value-type="float">
            <text:p>0.0366056</text:p>
          </table:table-cell>
          <table:table-cell office:value-type="float" office:value="0.00710617" calcext:value-type="float">
            <text:p>0.00710617</text:p>
          </table:table-cell>
          <table:table-cell office:value-type="float" office:value="0" calcext:value-type="float">
            <text:p>0</text:p>
          </table:table-cell>
          <table:table-cell table:formula="of:=[.A18]/9.81" office:value-type="float" office:value="-0.000115227319062181" calcext:value-type="float">
            <text:p>-1.15227E-04</text:p>
          </table:table-cell>
          <table:table-cell table:formula="of:=[.K18]*100" office:value-type="float" office:value="-0.0115227319062181" calcext:value-type="float">
            <text:p>-1.15227E-02</text:p>
          </table:table-cell>
          <table:table-cell table:formula="of:=CONCATENATE(&quot;(&quot;;[.H18];&quot; &quot;;[.I18];&quot; &quot;;[.J18];&quot;)&quot;)" office:value-type="string" office:string-value="(0.0366056 0.00710617 0)" calcext:value-type="string">
            <text:p>(0.0366056 0.00710617 0)</text:p>
          </table:table-cell>
          <table:table-cell table:number-columns-repeated="3"/>
        </table:table-row>
        <table:table-row table:style-name="ro1">
          <table:table-cell office:value-type="float" office:value="-0.00113038" calcext:value-type="float">
            <text:p>-0.00113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59763" calcext:value-type="float">
            <text:p>2.59763E-08</text:p>
          </table:table-cell>
          <table:table-cell office:value-type="float" office:value="20685.4" calcext:value-type="float">
            <text:p>2068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6056" calcext:value-type="float">
            <text:p>0.0366056</text:p>
          </table:table-cell>
          <table:table-cell office:value-type="float" office:value="0.00710617" calcext:value-type="float">
            <text:p>0.00710617</text:p>
          </table:table-cell>
          <table:table-cell office:value-type="float" office:value="0.29" calcext:value-type="float">
            <text:p>0.29</text:p>
          </table:table-cell>
          <table:table-cell table:formula="of:=[.A19]/9.81" office:value-type="float" office:value="-0.000115227319062181" calcext:value-type="float">
            <text:p>-1.15227E-04</text:p>
          </table:table-cell>
          <table:table-cell table:formula="of:=[.K19]*100" office:value-type="float" office:value="-0.0115227319062181" calcext:value-type="float">
            <text:p>-1.15227E-02</text:p>
          </table:table-cell>
          <table:table-cell table:formula="of:=CONCATENATE(&quot;(&quot;;[.H19];&quot; &quot;;[.I19];&quot; &quot;;[.J19];&quot;)&quot;)" office:value-type="string" office:string-value="(0.0366056 0.00710617 0.29)" calcext:value-type="string">
            <text:p>(0.0366056 0.00710617 0.29)</text:p>
          </table:table-cell>
          <table:table-cell table:number-columns-repeated="3"/>
        </table:table-row>
        <table:table-row table:style-name="ro1">
          <table:table-cell office:value-type="float" office:value="-0.00148352" calcext:value-type="float">
            <text:p>-0.00148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353" calcext:value-type="float">
            <text:p>2.22353E-08</text:p>
          </table:table-cell>
          <table:table-cell office:value-type="float" office:value="20683.3" calcext:value-type="float">
            <text:p>2068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488" calcext:value-type="float">
            <text:p>0.0412488</text:p>
          </table:table-cell>
          <table:table-cell office:value-type="float" office:value="0.00752741" calcext:value-type="float">
            <text:p>0.00752741</text:p>
          </table:table-cell>
          <table:table-cell office:value-type="float" office:value="0" calcext:value-type="float">
            <text:p>0</text:p>
          </table:table-cell>
          <table:table-cell table:formula="of:=[.A20]/9.81" office:value-type="float" office:value="-0.000151225280326198" calcext:value-type="float">
            <text:p>-1.51225E-04</text:p>
          </table:table-cell>
          <table:table-cell table:formula="of:=[.K20]*100" office:value-type="float" office:value="-0.0151225280326198" calcext:value-type="float">
            <text:p>-1.51225E-02</text:p>
          </table:table-cell>
          <table:table-cell table:formula="of:=CONCATENATE(&quot;(&quot;;[.H20];&quot; &quot;;[.I20];&quot; &quot;;[.J20];&quot;)&quot;)" office:value-type="string" office:string-value="(0.0412488 0.00752741 0)" calcext:value-type="string">
            <text:p>(0.0412488 0.00752741 0)</text:p>
          </table:table-cell>
          <table:table-cell table:number-columns-repeated="3"/>
        </table:table-row>
        <table:table-row table:style-name="ro1">
          <table:table-cell office:value-type="float" office:value="-0.00148352" calcext:value-type="float">
            <text:p>-0.00148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353" calcext:value-type="float">
            <text:p>2.22353E-08</text:p>
          </table:table-cell>
          <table:table-cell office:value-type="float" office:value="20683.3" calcext:value-type="float">
            <text:p>2068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488" calcext:value-type="float">
            <text:p>0.0412488</text:p>
          </table:table-cell>
          <table:table-cell office:value-type="float" office:value="0.00752741" calcext:value-type="float">
            <text:p>0.00752741</text:p>
          </table:table-cell>
          <table:table-cell office:value-type="float" office:value="0.29" calcext:value-type="float">
            <text:p>0.29</text:p>
          </table:table-cell>
          <table:table-cell table:formula="of:=[.A21]/9.81" office:value-type="float" office:value="-0.000151225280326198" calcext:value-type="float">
            <text:p>-1.51225E-04</text:p>
          </table:table-cell>
          <table:table-cell table:formula="of:=[.K21]*100" office:value-type="float" office:value="-0.0151225280326198" calcext:value-type="float">
            <text:p>-1.51225E-02</text:p>
          </table:table-cell>
          <table:table-cell table:formula="of:=CONCATENATE(&quot;(&quot;;[.H21];&quot; &quot;;[.I21];&quot; &quot;;[.J21];&quot;)&quot;)" office:value-type="string" office:string-value="(0.0412488 0.00752741 0.29)" calcext:value-type="string">
            <text:p>(0.0412488 0.00752741 0.29)</text:p>
          </table:table-cell>
          <table:table-cell table:number-columns-repeated="3"/>
        </table:table-row>
        <table:table-row table:style-name="ro1">
          <table:table-cell office:value-type="float" office:value="-0.00161227" calcext:value-type="float">
            <text:p>-0.001612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5593" calcext:value-type="float">
            <text:p>1.65593E-08</text:p>
          </table:table-cell>
          <table:table-cell office:value-type="float" office:value="20687.1" calcext:value-type="float">
            <text:p>2068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9088" calcext:value-type="float">
            <text:p>0.0459088</text:p>
          </table:table-cell>
          <table:table-cell office:value-type="float" office:value="0.00766236" calcext:value-type="float">
            <text:p>0.00766236</text:p>
          </table:table-cell>
          <table:table-cell office:value-type="float" office:value="0" calcext:value-type="float">
            <text:p>0</text:p>
          </table:table-cell>
          <table:table-cell table:formula="of:=[.A22]/9.81" office:value-type="float" office:value="-0.000164349643221203" calcext:value-type="float">
            <text:p>-1.64350E-04</text:p>
          </table:table-cell>
          <table:table-cell table:formula="of:=[.K22]*100" office:value-type="float" office:value="-0.0164349643221203" calcext:value-type="float">
            <text:p>-1.64350E-02</text:p>
          </table:table-cell>
          <table:table-cell table:formula="of:=CONCATENATE(&quot;(&quot;;[.H22];&quot; &quot;;[.I22];&quot; &quot;;[.J22];&quot;)&quot;)" office:value-type="string" office:string-value="(0.0459088 0.00766236 0)" calcext:value-type="string">
            <text:p>(0.0459088 0.00766236 0)</text:p>
          </table:table-cell>
          <table:table-cell table:number-columns-repeated="3"/>
        </table:table-row>
        <table:table-row table:style-name="ro1">
          <table:table-cell office:value-type="float" office:value="-0.00161227" calcext:value-type="float">
            <text:p>-0.001612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5593" calcext:value-type="float">
            <text:p>1.65593E-08</text:p>
          </table:table-cell>
          <table:table-cell office:value-type="float" office:value="20687.1" calcext:value-type="float">
            <text:p>2068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9088" calcext:value-type="float">
            <text:p>0.0459088</text:p>
          </table:table-cell>
          <table:table-cell office:value-type="float" office:value="0.00766236" calcext:value-type="float">
            <text:p>0.00766236</text:p>
          </table:table-cell>
          <table:table-cell office:value-type="float" office:value="0.29" calcext:value-type="float">
            <text:p>0.29</text:p>
          </table:table-cell>
          <table:table-cell table:formula="of:=[.A23]/9.81" office:value-type="float" office:value="-0.000164349643221203" calcext:value-type="float">
            <text:p>-1.64350E-04</text:p>
          </table:table-cell>
          <table:table-cell table:formula="of:=[.K23]*100" office:value-type="float" office:value="-0.0164349643221203" calcext:value-type="float">
            <text:p>-1.64350E-02</text:p>
          </table:table-cell>
          <table:table-cell table:formula="of:=CONCATENATE(&quot;(&quot;;[.H23];&quot; &quot;;[.I23];&quot; &quot;;[.J23];&quot;)&quot;)" office:value-type="string" office:string-value="(0.0459088 0.00766236 0.29)" calcext:value-type="string">
            <text:p>(0.0459088 0.00766236 0.29)</text:p>
          </table:table-cell>
          <table:table-cell table:number-columns-repeated="3"/>
        </table:table-row>
        <table:table-row table:style-name="ro1">
          <table:table-cell office:value-type="float" office:value="-0.00147238" calcext:value-type="float">
            <text:p>-0.001472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63416" calcext:value-type="float">
            <text:p>9.63416E-09</text:p>
          </table:table-cell>
          <table:table-cell office:value-type="float" office:value="20813.5" calcext:value-type="float">
            <text:p>208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5658" calcext:value-type="float">
            <text:p>0.0505658</text:p>
          </table:table-cell>
          <table:table-cell office:value-type="float" office:value="0.00745328" calcext:value-type="float">
            <text:p>0.00745328</text:p>
          </table:table-cell>
          <table:table-cell office:value-type="float" office:value="0" calcext:value-type="float">
            <text:p>0</text:p>
          </table:table-cell>
          <table:table-cell table:formula="of:=[.A24]/9.81" office:value-type="float" office:value="-0.000150089704383282" calcext:value-type="float">
            <text:p>-1.50090E-04</text:p>
          </table:table-cell>
          <table:table-cell table:formula="of:=[.K24]*100" office:value-type="float" office:value="-0.0150089704383282" calcext:value-type="float">
            <text:p>-1.50090E-02</text:p>
          </table:table-cell>
          <table:table-cell table:formula="of:=CONCATENATE(&quot;(&quot;;[.H24];&quot; &quot;;[.I24];&quot; &quot;;[.J24];&quot;)&quot;)" office:value-type="string" office:string-value="(0.0505658 0.00745328 0)" calcext:value-type="string">
            <text:p>(0.0505658 0.00745328 0)</text:p>
          </table:table-cell>
          <table:table-cell table:number-columns-repeated="3"/>
        </table:table-row>
        <table:table-row table:style-name="ro1">
          <table:table-cell office:value-type="float" office:value="-0.00147238" calcext:value-type="float">
            <text:p>-0.001472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63416" calcext:value-type="float">
            <text:p>9.63416E-09</text:p>
          </table:table-cell>
          <table:table-cell office:value-type="float" office:value="20813.5" calcext:value-type="float">
            <text:p>208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5658" calcext:value-type="float">
            <text:p>0.0505658</text:p>
          </table:table-cell>
          <table:table-cell office:value-type="float" office:value="0.00745328" calcext:value-type="float">
            <text:p>0.00745328</text:p>
          </table:table-cell>
          <table:table-cell office:value-type="float" office:value="0.29" calcext:value-type="float">
            <text:p>0.29</text:p>
          </table:table-cell>
          <table:table-cell table:formula="of:=[.A25]/9.81" office:value-type="float" office:value="-0.000150089704383282" calcext:value-type="float">
            <text:p>-1.50090E-04</text:p>
          </table:table-cell>
          <table:table-cell table:formula="of:=[.K25]*100" office:value-type="float" office:value="-0.0150089704383282" calcext:value-type="float">
            <text:p>-1.50090E-02</text:p>
          </table:table-cell>
          <table:table-cell table:formula="of:=CONCATENATE(&quot;(&quot;;[.H25];&quot; &quot;;[.I25];&quot; &quot;;[.J25];&quot;)&quot;)" office:value-type="string" office:string-value="(0.0505658 0.00745328 0.29)" calcext:value-type="string">
            <text:p>(0.0505658 0.00745328 0.29)</text:p>
          </table:table-cell>
          <table:table-cell table:number-columns-repeated="3"/>
        </table:table-row>
        <table:table-row table:style-name="ro1">
          <table:table-cell office:value-type="float" office:value="-0.00111802" calcext:value-type="float">
            <text:p>-0.001118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0739" calcext:value-type="float">
            <text:p>3.80739E-09</text:p>
          </table:table-cell>
          <table:table-cell office:value-type="float" office:value="21126.2" calcext:value-type="float">
            <text:p>2112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1768" calcext:value-type="float">
            <text:p>0.0551768</text:p>
          </table:table-cell>
          <table:table-cell office:value-type="float" office:value="0.00677493" calcext:value-type="float">
            <text:p>0.00677493</text:p>
          </table:table-cell>
          <table:table-cell office:value-type="float" office:value="0" calcext:value-type="float">
            <text:p>0</text:p>
          </table:table-cell>
          <table:table-cell table:formula="of:=[.A26]/9.81" office:value-type="float" office:value="-0.000113967380224261" calcext:value-type="float">
            <text:p>-1.13967E-04</text:p>
          </table:table-cell>
          <table:table-cell table:formula="of:=[.K26]*100" office:value-type="float" office:value="-0.0113967380224261" calcext:value-type="float">
            <text:p>-1.13967E-02</text:p>
          </table:table-cell>
          <table:table-cell table:formula="of:=CONCATENATE(&quot;(&quot;;[.H26];&quot; &quot;;[.I26];&quot; &quot;;[.J26];&quot;)&quot;)" office:value-type="string" office:string-value="(0.0551768 0.00677493 0)" calcext:value-type="string">
            <text:p>(0.0551768 0.00677493 0)</text:p>
          </table:table-cell>
          <table:table-cell table:number-columns-repeated="3"/>
        </table:table-row>
        <table:table-row table:style-name="ro1">
          <table:table-cell office:value-type="float" office:value="-0.00111802" calcext:value-type="float">
            <text:p>-0.001118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0739" calcext:value-type="float">
            <text:p>3.80739E-09</text:p>
          </table:table-cell>
          <table:table-cell office:value-type="float" office:value="21126.2" calcext:value-type="float">
            <text:p>2112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1768" calcext:value-type="float">
            <text:p>0.0551768</text:p>
          </table:table-cell>
          <table:table-cell office:value-type="float" office:value="0.00677493" calcext:value-type="float">
            <text:p>0.00677493</text:p>
          </table:table-cell>
          <table:table-cell office:value-type="float" office:value="0.29" calcext:value-type="float">
            <text:p>0.29</text:p>
          </table:table-cell>
          <table:table-cell table:formula="of:=[.A27]/9.81" office:value-type="float" office:value="-0.000113967380224261" calcext:value-type="float">
            <text:p>-1.13967E-04</text:p>
          </table:table-cell>
          <table:table-cell table:formula="of:=[.K27]*100" office:value-type="float" office:value="-0.0113967380224261" calcext:value-type="float">
            <text:p>-1.13967E-02</text:p>
          </table:table-cell>
          <table:table-cell table:formula="of:=CONCATENATE(&quot;(&quot;;[.H27];&quot; &quot;;[.I27];&quot; &quot;;[.J27];&quot;)&quot;)" office:value-type="string" office:string-value="(0.0551768 0.00677493 0.29)" calcext:value-type="string">
            <text:p>(0.0551768 0.00677493 0.29)</text:p>
          </table:table-cell>
          <table:table-cell table:number-columns-repeated="3"/>
        </table:table-row>
        <table:table-row table:style-name="ro1">
          <table:table-cell office:value-type="float" office:value="-0.000781038" calcext:value-type="float">
            <text:p>-0.000781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1045" calcext:value-type="float">
            <text:p>1.11045E-09</text:p>
          </table:table-cell>
          <table:table-cell office:value-type="float" office:value="21449.8" calcext:value-type="float">
            <text:p>2144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7044" calcext:value-type="float">
            <text:p>0.0597044</text:p>
          </table:table-cell>
          <table:table-cell office:value-type="float" office:value="0.00566532" calcext:value-type="float">
            <text:p>0.00566532</text:p>
          </table:table-cell>
          <table:table-cell office:value-type="float" office:value="0" calcext:value-type="float">
            <text:p>0</text:p>
          </table:table-cell>
          <table:table-cell table:formula="of:=[.A28]/9.81" office:value-type="float" office:value="-0.0000796165137614679" calcext:value-type="float">
            <text:p>-7.96165E-05</text:p>
          </table:table-cell>
          <table:table-cell table:formula="of:=[.K28]*100" office:value-type="float" office:value="-0.00796165137614679" calcext:value-type="float">
            <text:p>-7.96165E-03</text:p>
          </table:table-cell>
          <table:table-cell table:formula="of:=CONCATENATE(&quot;(&quot;;[.H28];&quot; &quot;;[.I28];&quot; &quot;;[.J28];&quot;)&quot;)" office:value-type="string" office:string-value="(0.0597044 0.00566532 0)" calcext:value-type="string">
            <text:p>(0.0597044 0.00566532 0)</text:p>
          </table:table-cell>
          <table:table-cell table:number-columns-repeated="3"/>
        </table:table-row>
        <table:table-row table:style-name="ro1">
          <table:table-cell office:value-type="float" office:value="-0.000781038" calcext:value-type="float">
            <text:p>-0.000781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1045" calcext:value-type="float">
            <text:p>1.11045E-09</text:p>
          </table:table-cell>
          <table:table-cell office:value-type="float" office:value="21449.8" calcext:value-type="float">
            <text:p>2144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7044" calcext:value-type="float">
            <text:p>0.0597044</text:p>
          </table:table-cell>
          <table:table-cell office:value-type="float" office:value="0.00566532" calcext:value-type="float">
            <text:p>0.00566532</text:p>
          </table:table-cell>
          <table:table-cell office:value-type="float" office:value="0.29" calcext:value-type="float">
            <text:p>0.29</text:p>
          </table:table-cell>
          <table:table-cell table:formula="of:=[.A29]/9.81" office:value-type="float" office:value="-0.0000796165137614679" calcext:value-type="float">
            <text:p>-7.96165E-05</text:p>
          </table:table-cell>
          <table:table-cell table:formula="of:=[.K29]*100" office:value-type="float" office:value="-0.00796165137614679" calcext:value-type="float">
            <text:p>-7.96165E-03</text:p>
          </table:table-cell>
          <table:table-cell table:formula="of:=CONCATENATE(&quot;(&quot;;[.H29];&quot; &quot;;[.I29];&quot; &quot;;[.J29];&quot;)&quot;)" office:value-type="string" office:string-value="(0.0597044 0.00566532 0.29)" calcext:value-type="string">
            <text:p>(0.0597044 0.00566532 0.29)</text:p>
          </table:table-cell>
          <table:table-cell table:number-columns-repeated="3"/>
        </table:table-row>
        <table:table-row table:style-name="ro1">
          <table:table-cell office:value-type="float" office:value="-0.000603088" calcext:value-type="float">
            <text:p>-0.0006030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5168" calcext:value-type="float">
            <text:p>4.75168E-10</text:p>
          </table:table-cell>
          <table:table-cell office:value-type="float" office:value="21557.7" calcext:value-type="float">
            <text:p>2155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1457" calcext:value-type="float">
            <text:p>0.0641457</text:p>
          </table:table-cell>
          <table:table-cell office:value-type="float" office:value="0.0042472" calcext:value-type="float">
            <text:p>0.0042472</text:p>
          </table:table-cell>
          <table:table-cell office:value-type="float" office:value="0" calcext:value-type="float">
            <text:p>0</text:p>
          </table:table-cell>
          <table:table-cell table:formula="of:=[.A30]/9.81" office:value-type="float" office:value="-0.0000614768603465851" calcext:value-type="float">
            <text:p>-6.14769E-05</text:p>
          </table:table-cell>
          <table:table-cell table:formula="of:=[.K30]*100" office:value-type="float" office:value="-0.00614768603465851" calcext:value-type="float">
            <text:p>-6.14769E-03</text:p>
          </table:table-cell>
          <table:table-cell table:formula="of:=CONCATENATE(&quot;(&quot;;[.H30];&quot; &quot;;[.I30];&quot; &quot;;[.J30];&quot;)&quot;)" office:value-type="string" office:string-value="(0.0641457 0.0042472 0)" calcext:value-type="string">
            <text:p>(0.0641457 0.0042472 0)</text:p>
          </table:table-cell>
          <table:table-cell table:number-columns-repeated="3"/>
        </table:table-row>
        <table:table-row table:style-name="ro1">
          <table:table-cell office:value-type="float" office:value="-0.000603088" calcext:value-type="float">
            <text:p>-0.0006030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5168" calcext:value-type="float">
            <text:p>4.75168E-10</text:p>
          </table:table-cell>
          <table:table-cell office:value-type="float" office:value="21557.7" calcext:value-type="float">
            <text:p>2155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1457" calcext:value-type="float">
            <text:p>0.0641457</text:p>
          </table:table-cell>
          <table:table-cell office:value-type="float" office:value="0.0042472" calcext:value-type="float">
            <text:p>0.0042472</text:p>
          </table:table-cell>
          <table:table-cell office:value-type="float" office:value="0.29" calcext:value-type="float">
            <text:p>0.29</text:p>
          </table:table-cell>
          <table:table-cell table:formula="of:=[.A31]/9.81" office:value-type="float" office:value="-0.0000614768603465851" calcext:value-type="float">
            <text:p>-6.14769E-05</text:p>
          </table:table-cell>
          <table:table-cell table:formula="of:=[.K31]*100" office:value-type="float" office:value="-0.00614768603465851" calcext:value-type="float">
            <text:p>-6.14769E-03</text:p>
          </table:table-cell>
          <table:table-cell table:formula="of:=CONCATENATE(&quot;(&quot;;[.H31];&quot; &quot;;[.I31];&quot; &quot;;[.J31];&quot;)&quot;)" office:value-type="string" office:string-value="(0.0641457 0.0042472 0.29)" calcext:value-type="string">
            <text:p>(0.0641457 0.0042472 0.29)</text:p>
          </table:table-cell>
          <table:table-cell table:number-columns-repeated="3"/>
        </table:table-row>
        <table:table-row table:style-name="ro1">
          <table:table-cell office:value-type="float" office:value="-0.00050582" calcext:value-type="float">
            <text:p>-0.000505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0809" calcext:value-type="float">
            <text:p>5.0809E-10</text:p>
          </table:table-cell>
          <table:table-cell office:value-type="float" office:value="21366.9" calcext:value-type="float">
            <text:p>2136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85171" calcext:value-type="float">
            <text:p>0.0685171</text:p>
          </table:table-cell>
          <table:table-cell office:value-type="float" office:value="0.00262514" calcext:value-type="float">
            <text:p>0.00262514</text:p>
          </table:table-cell>
          <table:table-cell office:value-type="float" office:value="0" calcext:value-type="float">
            <text:p>0</text:p>
          </table:table-cell>
          <table:table-cell table:formula="of:=[.A32]/9.81" office:value-type="float" office:value="-0.0000515616717635066" calcext:value-type="float">
            <text:p>-5.15617E-05</text:p>
          </table:table-cell>
          <table:table-cell table:formula="of:=[.K32]*100" office:value-type="float" office:value="-0.00515616717635066" calcext:value-type="float">
            <text:p>-5.15617E-03</text:p>
          </table:table-cell>
          <table:table-cell table:formula="of:=CONCATENATE(&quot;(&quot;;[.H32];&quot; &quot;;[.I32];&quot; &quot;;[.J32];&quot;)&quot;)" office:value-type="string" office:string-value="(0.0685171 0.00262514 0)" calcext:value-type="string">
            <text:p>(0.0685171 0.00262514 0)</text:p>
          </table:table-cell>
          <table:table-cell table:number-columns-repeated="3"/>
        </table:table-row>
        <table:table-row table:style-name="ro1">
          <table:table-cell office:value-type="float" office:value="-0.00050582" calcext:value-type="float">
            <text:p>-0.000505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0809" calcext:value-type="float">
            <text:p>5.0809E-10</text:p>
          </table:table-cell>
          <table:table-cell office:value-type="float" office:value="21366.9" calcext:value-type="float">
            <text:p>2136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85171" calcext:value-type="float">
            <text:p>0.0685171</text:p>
          </table:table-cell>
          <table:table-cell office:value-type="float" office:value="0.00262514" calcext:value-type="float">
            <text:p>0.00262514</text:p>
          </table:table-cell>
          <table:table-cell office:value-type="float" office:value="0.29" calcext:value-type="float">
            <text:p>0.29</text:p>
          </table:table-cell>
          <table:table-cell table:formula="of:=[.A33]/9.81" office:value-type="float" office:value="-0.0000515616717635066" calcext:value-type="float">
            <text:p>-5.15617E-05</text:p>
          </table:table-cell>
          <table:table-cell table:formula="of:=[.K33]*100" office:value-type="float" office:value="-0.00515616717635066" calcext:value-type="float">
            <text:p>-5.15617E-03</text:p>
          </table:table-cell>
          <table:table-cell table:formula="of:=CONCATENATE(&quot;(&quot;;[.H33];&quot; &quot;;[.I33];&quot; &quot;;[.J33];&quot;)&quot;)" office:value-type="string" office:string-value="(0.0685171 0.00262514 0.29)" calcext:value-type="string">
            <text:p>(0.0685171 0.00262514 0.29)</text:p>
          </table:table-cell>
          <table:table-cell table:number-columns-repeated="3"/>
        </table:table-row>
        <table:table-row table:style-name="ro1">
          <table:table-cell office:value-type="float" office:value="-0.000429849" calcext:value-type="float">
            <text:p>-0.0004298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72642" calcext:value-type="float">
            <text:p>5.72642E-10</text:p>
          </table:table-cell>
          <table:table-cell office:value-type="float" office:value="20869.2" calcext:value-type="float">
            <text:p>2086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8441" calcext:value-type="float">
            <text:p>0.0728441</text:p>
          </table:table-cell>
          <table:table-cell office:value-type="float" office:value="0.00088751" calcext:value-type="float">
            <text:p>0.00088751</text:p>
          </table:table-cell>
          <table:table-cell office:value-type="float" office:value="0" calcext:value-type="float">
            <text:p>0</text:p>
          </table:table-cell>
          <table:table-cell table:formula="of:=[.A34]/9.81" office:value-type="float" office:value="-0.0000438174311926606" calcext:value-type="float">
            <text:p>-4.38174E-05</text:p>
          </table:table-cell>
          <table:table-cell table:formula="of:=[.K34]*100" office:value-type="float" office:value="-0.00438174311926606" calcext:value-type="float">
            <text:p>-4.38174E-03</text:p>
          </table:table-cell>
          <table:table-cell table:formula="of:=CONCATENATE(&quot;(&quot;;[.H34];&quot; &quot;;[.I34];&quot; &quot;;[.J34];&quot;)&quot;)" office:value-type="string" office:string-value="(0.0728441 0.00088751 0)" calcext:value-type="string">
            <text:p>(0.0728441 0.00088751 0)</text:p>
          </table:table-cell>
          <table:table-cell table:number-columns-repeated="3"/>
        </table:table-row>
        <table:table-row table:style-name="ro1">
          <table:table-cell office:value-type="float" office:value="-0.000429849" calcext:value-type="float">
            <text:p>-0.0004298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72642" calcext:value-type="float">
            <text:p>5.72642E-10</text:p>
          </table:table-cell>
          <table:table-cell office:value-type="float" office:value="20869.2" calcext:value-type="float">
            <text:p>2086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8441" calcext:value-type="float">
            <text:p>0.0728441</text:p>
          </table:table-cell>
          <table:table-cell office:value-type="float" office:value="0.00088751" calcext:value-type="float">
            <text:p>0.00088751</text:p>
          </table:table-cell>
          <table:table-cell office:value-type="float" office:value="0.29" calcext:value-type="float">
            <text:p>0.29</text:p>
          </table:table-cell>
          <table:table-cell table:formula="of:=[.A35]/9.81" office:value-type="float" office:value="-0.0000438174311926606" calcext:value-type="float">
            <text:p>-4.38174E-05</text:p>
          </table:table-cell>
          <table:table-cell table:formula="of:=[.K35]*100" office:value-type="float" office:value="-0.00438174311926606" calcext:value-type="float">
            <text:p>-4.38174E-03</text:p>
          </table:table-cell>
          <table:table-cell table:formula="of:=CONCATENATE(&quot;(&quot;;[.H35];&quot; &quot;;[.I35];&quot; &quot;;[.J35];&quot;)&quot;)" office:value-type="string" office:string-value="(0.0728441 0.00088751 0.29)" calcext:value-type="string">
            <text:p>(0.0728441 0.00088751 0.29)</text:p>
          </table:table-cell>
          <table:table-cell table:number-columns-repeated="3"/>
        </table:table-row>
        <table:table-row table:style-name="ro1">
          <table:table-cell office:value-type="float" office:value="-0.000367653" calcext:value-type="float">
            <text:p>-0.000367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31818" calcext:value-type="float">
            <text:p>5.31818E-10</text:p>
          </table:table-cell>
          <table:table-cell office:value-type="float" office:value="20097.8" calcext:value-type="float">
            <text:p>2009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559" calcext:value-type="float">
            <text:p>0.0771559</text:p>
          </table:table-cell>
          <table:table-cell office:value-type="float" office:value="-0.00088751" calcext:value-type="float">
            <text:p>-0.00088751</text:p>
          </table:table-cell>
          <table:table-cell office:value-type="float" office:value="0" calcext:value-type="float">
            <text:p>0</text:p>
          </table:table-cell>
          <table:table-cell table:formula="of:=[.A36]/9.81" office:value-type="float" office:value="-0.000037477370030581" calcext:value-type="float">
            <text:p>-3.74774E-05</text:p>
          </table:table-cell>
          <table:table-cell table:formula="of:=[.K36]*100" office:value-type="float" office:value="-0.0037477370030581" calcext:value-type="float">
            <text:p>-3.74774E-03</text:p>
          </table:table-cell>
          <table:table-cell table:formula="of:=CONCATENATE(&quot;(&quot;;[.H36];&quot; &quot;;[.I36];&quot; &quot;;[.J36];&quot;)&quot;)" office:value-type="string" office:string-value="(0.0771559 -0.00088751 0)" calcext:value-type="string">
            <text:p>(0.0771559 -0.00088751 0)</text:p>
          </table:table-cell>
          <table:table-cell table:number-columns-repeated="3"/>
        </table:table-row>
        <table:table-row table:style-name="ro1">
          <table:table-cell office:value-type="float" office:value="-0.000367653" calcext:value-type="float">
            <text:p>-0.000367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31818" calcext:value-type="float">
            <text:p>5.31818E-10</text:p>
          </table:table-cell>
          <table:table-cell office:value-type="float" office:value="20097.8" calcext:value-type="float">
            <text:p>2009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559" calcext:value-type="float">
            <text:p>0.0771559</text:p>
          </table:table-cell>
          <table:table-cell office:value-type="float" office:value="-0.00088751" calcext:value-type="float">
            <text:p>-0.00088751</text:p>
          </table:table-cell>
          <table:table-cell office:value-type="float" office:value="0.29" calcext:value-type="float">
            <text:p>0.29</text:p>
          </table:table-cell>
          <table:table-cell table:formula="of:=[.A37]/9.81" office:value-type="float" office:value="-0.000037477370030581" calcext:value-type="float">
            <text:p>-3.74774E-05</text:p>
          </table:table-cell>
          <table:table-cell table:formula="of:=[.K37]*100" office:value-type="float" office:value="-0.0037477370030581" calcext:value-type="float">
            <text:p>-3.74774E-03</text:p>
          </table:table-cell>
          <table:table-cell table:formula="of:=CONCATENATE(&quot;(&quot;;[.H37];&quot; &quot;;[.I37];&quot; &quot;;[.J37];&quot;)&quot;)" office:value-type="string" office:string-value="(0.0771559 -0.00088751 0.29)" calcext:value-type="string">
            <text:p>(0.0771559 -0.00088751 0.29)</text:p>
          </table:table-cell>
          <table:table-cell table:number-columns-repeated="3"/>
        </table:table-row>
        <table:table-row table:style-name="ro1">
          <table:table-cell office:value-type="float" office:value="-0.000317994" calcext:value-type="float">
            <text:p>-0.000317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9645" calcext:value-type="float">
            <text:p>4.9645E-10</text:p>
          </table:table-cell>
          <table:table-cell office:value-type="float" office:value="19122.9" calcext:value-type="float">
            <text:p>1912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4829" calcext:value-type="float">
            <text:p>0.0814829</text:p>
          </table:table-cell>
          <table:table-cell office:value-type="float" office:value="-0.00262514" calcext:value-type="float">
            <text:p>-0.00262514</text:p>
          </table:table-cell>
          <table:table-cell office:value-type="float" office:value="0" calcext:value-type="float">
            <text:p>0</text:p>
          </table:table-cell>
          <table:table-cell table:formula="of:=[.A38]/9.81" office:value-type="float" office:value="-0.0000324152905198777" calcext:value-type="float">
            <text:p>-3.24153E-05</text:p>
          </table:table-cell>
          <table:table-cell table:formula="of:=[.K38]*100" office:value-type="float" office:value="-0.00324152905198777" calcext:value-type="float">
            <text:p>-3.24153E-03</text:p>
          </table:table-cell>
          <table:table-cell table:formula="of:=CONCATENATE(&quot;(&quot;;[.H38];&quot; &quot;;[.I38];&quot; &quot;;[.J38];&quot;)&quot;)" office:value-type="string" office:string-value="(0.0814829 -0.00262514 0)" calcext:value-type="string">
            <text:p>(0.0814829 -0.00262514 0)</text:p>
          </table:table-cell>
          <table:table-cell table:number-columns-repeated="3"/>
        </table:table-row>
        <table:table-row table:style-name="ro1">
          <table:table-cell office:value-type="float" office:value="-0.000317994" calcext:value-type="float">
            <text:p>-0.000317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9645" calcext:value-type="float">
            <text:p>4.9645E-10</text:p>
          </table:table-cell>
          <table:table-cell office:value-type="float" office:value="19122.9" calcext:value-type="float">
            <text:p>1912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4829" calcext:value-type="float">
            <text:p>0.0814829</text:p>
          </table:table-cell>
          <table:table-cell office:value-type="float" office:value="-0.00262514" calcext:value-type="float">
            <text:p>-0.00262514</text:p>
          </table:table-cell>
          <table:table-cell office:value-type="float" office:value="0.29" calcext:value-type="float">
            <text:p>0.29</text:p>
          </table:table-cell>
          <table:table-cell table:formula="of:=[.A39]/9.81" office:value-type="float" office:value="-0.0000324152905198777" calcext:value-type="float">
            <text:p>-3.24153E-05</text:p>
          </table:table-cell>
          <table:table-cell table:formula="of:=[.K39]*100" office:value-type="float" office:value="-0.00324152905198777" calcext:value-type="float">
            <text:p>-3.24153E-03</text:p>
          </table:table-cell>
          <table:table-cell table:formula="of:=CONCATENATE(&quot;(&quot;;[.H39];&quot; &quot;;[.I39];&quot; &quot;;[.J39];&quot;)&quot;)" office:value-type="string" office:string-value="(0.0814829 -0.00262514 0.29)" calcext:value-type="string">
            <text:p>(0.0814829 -0.00262514 0.29)</text:p>
          </table:table-cell>
          <table:table-cell table:number-columns-repeated="3"/>
        </table:table-row>
        <table:table-row table:style-name="ro1">
          <table:table-cell office:value-type="float" office:value="-0.000278948" calcext:value-type="float">
            <text:p>-0.0002789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0782" calcext:value-type="float">
            <text:p>5.90782E-10</text:p>
          </table:table-cell>
          <table:table-cell office:value-type="float" office:value="18031.6" calcext:value-type="float">
            <text:p>1803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8543" calcext:value-type="float">
            <text:p>0.0858543</text:p>
          </table:table-cell>
          <table:table-cell office:value-type="float" office:value="-0.0042472" calcext:value-type="float">
            <text:p>-0.0042472</text:p>
          </table:table-cell>
          <table:table-cell office:value-type="float" office:value="0" calcext:value-type="float">
            <text:p>0</text:p>
          </table:table-cell>
          <table:table-cell table:formula="of:=[.A40]/9.81" office:value-type="float" office:value="-0.0000284350662589195" calcext:value-type="float">
            <text:p>-2.84351E-05</text:p>
          </table:table-cell>
          <table:table-cell table:formula="of:=[.K40]*100" office:value-type="float" office:value="-0.00284350662589195" calcext:value-type="float">
            <text:p>-2.84351E-03</text:p>
          </table:table-cell>
          <table:table-cell table:formula="of:=CONCATENATE(&quot;(&quot;;[.H40];&quot; &quot;;[.I40];&quot; &quot;;[.J40];&quot;)&quot;)" office:value-type="string" office:string-value="(0.0858543 -0.0042472 0)" calcext:value-type="string">
            <text:p>(0.0858543 -0.0042472 0)</text:p>
          </table:table-cell>
          <table:table-cell table:number-columns-repeated="3"/>
        </table:table-row>
        <table:table-row table:style-name="ro1">
          <table:table-cell office:value-type="float" office:value="-0.000278948" calcext:value-type="float">
            <text:p>-0.0002789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0782" calcext:value-type="float">
            <text:p>5.90782E-10</text:p>
          </table:table-cell>
          <table:table-cell office:value-type="float" office:value="18031.6" calcext:value-type="float">
            <text:p>1803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8543" calcext:value-type="float">
            <text:p>0.0858543</text:p>
          </table:table-cell>
          <table:table-cell office:value-type="float" office:value="-0.0042472" calcext:value-type="float">
            <text:p>-0.0042472</text:p>
          </table:table-cell>
          <table:table-cell office:value-type="float" office:value="0.29" calcext:value-type="float">
            <text:p>0.29</text:p>
          </table:table-cell>
          <table:table-cell table:formula="of:=[.A41]/9.81" office:value-type="float" office:value="-0.0000284350662589195" calcext:value-type="float">
            <text:p>-2.84351E-05</text:p>
          </table:table-cell>
          <table:table-cell table:formula="of:=[.K41]*100" office:value-type="float" office:value="-0.00284350662589195" calcext:value-type="float">
            <text:p>-2.84351E-03</text:p>
          </table:table-cell>
          <table:table-cell table:formula="of:=CONCATENATE(&quot;(&quot;;[.H41];&quot; &quot;;[.I41];&quot; &quot;;[.J41];&quot;)&quot;)" office:value-type="string" office:string-value="(0.0858543 -0.0042472 0.29)" calcext:value-type="string">
            <text:p>(0.0858543 -0.0042472 0.29)</text:p>
          </table:table-cell>
          <table:table-cell table:number-columns-repeated="3"/>
        </table:table-row>
        <table:table-row table:style-name="ro1">
          <table:table-cell office:value-type="float" office:value="-0.000245689" calcext:value-type="float">
            <text:p>-0.0002456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1553" calcext:value-type="float">
            <text:p>8.71553E-10</text:p>
          </table:table-cell>
          <table:table-cell office:value-type="float" office:value="16937.4" calcext:value-type="float">
            <text:p>1693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2956" calcext:value-type="float">
            <text:p>0.0902956</text:p>
          </table:table-cell>
          <table:table-cell office:value-type="float" office:value="-0.00566532" calcext:value-type="float">
            <text:p>-0.00566532</text:p>
          </table:table-cell>
          <table:table-cell office:value-type="float" office:value="0" calcext:value-type="float">
            <text:p>0</text:p>
          </table:table-cell>
          <table:table-cell table:formula="of:=[.A42]/9.81" office:value-type="float" office:value="-0.000025044750254842" calcext:value-type="float">
            <text:p>-2.50448E-05</text:p>
          </table:table-cell>
          <table:table-cell table:formula="of:=[.K42]*100" office:value-type="float" office:value="-0.0025044750254842" calcext:value-type="float">
            <text:p>-2.50448E-03</text:p>
          </table:table-cell>
          <table:table-cell table:formula="of:=CONCATENATE(&quot;(&quot;;[.H42];&quot; &quot;;[.I42];&quot; &quot;;[.J42];&quot;)&quot;)" office:value-type="string" office:string-value="(0.0902956 -0.00566532 0)" calcext:value-type="string">
            <text:p>(0.0902956 -0.00566532 0)</text:p>
          </table:table-cell>
          <table:table-cell table:number-columns-repeated="3"/>
        </table:table-row>
        <table:table-row table:style-name="ro1">
          <table:table-cell office:value-type="float" office:value="-0.000245689" calcext:value-type="float">
            <text:p>-0.0002456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1553" calcext:value-type="float">
            <text:p>8.71553E-10</text:p>
          </table:table-cell>
          <table:table-cell office:value-type="float" office:value="16937.4" calcext:value-type="float">
            <text:p>1693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2956" calcext:value-type="float">
            <text:p>0.0902956</text:p>
          </table:table-cell>
          <table:table-cell office:value-type="float" office:value="-0.00566532" calcext:value-type="float">
            <text:p>-0.00566532</text:p>
          </table:table-cell>
          <table:table-cell office:value-type="float" office:value="0.29" calcext:value-type="float">
            <text:p>0.29</text:p>
          </table:table-cell>
          <table:table-cell table:formula="of:=[.A43]/9.81" office:value-type="float" office:value="-0.000025044750254842" calcext:value-type="float">
            <text:p>-2.50448E-05</text:p>
          </table:table-cell>
          <table:table-cell table:formula="of:=[.K43]*100" office:value-type="float" office:value="-0.0025044750254842" calcext:value-type="float">
            <text:p>-2.50448E-03</text:p>
          </table:table-cell>
          <table:table-cell table:formula="of:=CONCATENATE(&quot;(&quot;;[.H43];&quot; &quot;;[.I43];&quot; &quot;;[.J43];&quot;)&quot;)" office:value-type="string" office:string-value="(0.0902956 -0.00566532 0.29)" calcext:value-type="string">
            <text:p>(0.0902956 -0.00566532 0.29)</text:p>
          </table:table-cell>
          <table:table-cell table:number-columns-repeated="3"/>
        </table:table-row>
        <table:table-row table:style-name="ro1">
          <table:table-cell office:value-type="float" office:value="-0.000211362" calcext:value-type="float">
            <text:p>-0.0002113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211" calcext:value-type="float">
            <text:p>1.4211E-09</text:p>
          </table:table-cell>
          <table:table-cell office:value-type="float" office:value="15984.8" calcext:value-type="float">
            <text:p>1598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8232" calcext:value-type="float">
            <text:p>0.0948232</text:p>
          </table:table-cell>
          <table:table-cell office:value-type="float" office:value="-0.00677493" calcext:value-type="float">
            <text:p>-0.00677493</text:p>
          </table:table-cell>
          <table:table-cell office:value-type="float" office:value="0" calcext:value-type="float">
            <text:p>0</text:p>
          </table:table-cell>
          <table:table-cell table:formula="of:=[.A44]/9.81" office:value-type="float" office:value="-0.0000215455657492355" calcext:value-type="float">
            <text:p>-2.15456E-05</text:p>
          </table:table-cell>
          <table:table-cell table:formula="of:=[.K44]*100" office:value-type="float" office:value="-0.00215455657492355" calcext:value-type="float">
            <text:p>-2.15456E-03</text:p>
          </table:table-cell>
          <table:table-cell table:formula="of:=CONCATENATE(&quot;(&quot;;[.H44];&quot; &quot;;[.I44];&quot; &quot;;[.J44];&quot;)&quot;)" office:value-type="string" office:string-value="(0.0948232 -0.00677493 0)" calcext:value-type="string">
            <text:p>(0.0948232 -0.00677493 0)</text:p>
          </table:table-cell>
          <table:table-cell table:number-columns-repeated="3"/>
        </table:table-row>
        <table:table-row table:style-name="ro1">
          <table:table-cell office:value-type="float" office:value="-0.000211362" calcext:value-type="float">
            <text:p>-0.0002113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211" calcext:value-type="float">
            <text:p>1.4211E-09</text:p>
          </table:table-cell>
          <table:table-cell office:value-type="float" office:value="15984.8" calcext:value-type="float">
            <text:p>1598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8232" calcext:value-type="float">
            <text:p>0.0948232</text:p>
          </table:table-cell>
          <table:table-cell office:value-type="float" office:value="-0.00677493" calcext:value-type="float">
            <text:p>-0.00677493</text:p>
          </table:table-cell>
          <table:table-cell office:value-type="float" office:value="0.29" calcext:value-type="float">
            <text:p>0.29</text:p>
          </table:table-cell>
          <table:table-cell table:formula="of:=[.A45]/9.81" office:value-type="float" office:value="-0.0000215455657492355" calcext:value-type="float">
            <text:p>-2.15456E-05</text:p>
          </table:table-cell>
          <table:table-cell table:formula="of:=[.K45]*100" office:value-type="float" office:value="-0.00215455657492355" calcext:value-type="float">
            <text:p>-2.15456E-03</text:p>
          </table:table-cell>
          <table:table-cell table:formula="of:=CONCATENATE(&quot;(&quot;;[.H45];&quot; &quot;;[.I45];&quot; &quot;;[.J45];&quot;)&quot;)" office:value-type="string" office:string-value="(0.0948232 -0.00677493 0.29)" calcext:value-type="string">
            <text:p>(0.0948232 -0.00677493 0.29)</text:p>
          </table:table-cell>
          <table:table-cell table:number-columns-repeated="3"/>
        </table:table-row>
        <table:table-row table:style-name="ro1">
          <table:table-cell office:value-type="float" office:value="-0.000167659" calcext:value-type="float">
            <text:p>-0.0001676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0192" calcext:value-type="float">
            <text:p>2.40192E-09</text:p>
          </table:table-cell>
          <table:table-cell office:value-type="float" office:value="15358.7" calcext:value-type="float">
            <text:p>1535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4342" calcext:value-type="float">
            <text:p>0.0994342</text:p>
          </table:table-cell>
          <table:table-cell office:value-type="float" office:value="-0.00745328" calcext:value-type="float">
            <text:p>-0.00745328</text:p>
          </table:table-cell>
          <table:table-cell office:value-type="float" office:value="0" calcext:value-type="float">
            <text:p>0</text:p>
          </table:table-cell>
          <table:table-cell table:formula="of:=[.A46]/9.81" office:value-type="float" office:value="-0.000017090621814475" calcext:value-type="float">
            <text:p>-1.70906E-05</text:p>
          </table:table-cell>
          <table:table-cell table:formula="of:=[.K46]*100" office:value-type="float" office:value="-0.0017090621814475" calcext:value-type="float">
            <text:p>-1.70906E-03</text:p>
          </table:table-cell>
          <table:table-cell table:formula="of:=CONCATENATE(&quot;(&quot;;[.H46];&quot; &quot;;[.I46];&quot; &quot;;[.J46];&quot;)&quot;)" office:value-type="string" office:string-value="(0.0994342 -0.00745328 0)" calcext:value-type="string">
            <text:p>(0.0994342 -0.00745328 0)</text:p>
          </table:table-cell>
          <table:table-cell table:number-columns-repeated="3"/>
        </table:table-row>
        <table:table-row table:style-name="ro1">
          <table:table-cell office:value-type="float" office:value="-0.000167659" calcext:value-type="float">
            <text:p>-0.0001676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0192" calcext:value-type="float">
            <text:p>2.40192E-09</text:p>
          </table:table-cell>
          <table:table-cell office:value-type="float" office:value="15358.7" calcext:value-type="float">
            <text:p>1535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4342" calcext:value-type="float">
            <text:p>0.0994342</text:p>
          </table:table-cell>
          <table:table-cell office:value-type="float" office:value="-0.00745328" calcext:value-type="float">
            <text:p>-0.00745328</text:p>
          </table:table-cell>
          <table:table-cell office:value-type="float" office:value="0.29" calcext:value-type="float">
            <text:p>0.29</text:p>
          </table:table-cell>
          <table:table-cell table:formula="of:=[.A47]/9.81" office:value-type="float" office:value="-0.000017090621814475" calcext:value-type="float">
            <text:p>-1.70906E-05</text:p>
          </table:table-cell>
          <table:table-cell table:formula="of:=[.K47]*100" office:value-type="float" office:value="-0.0017090621814475" calcext:value-type="float">
            <text:p>-1.70906E-03</text:p>
          </table:table-cell>
          <table:table-cell table:formula="of:=CONCATENATE(&quot;(&quot;;[.H47];&quot; &quot;;[.I47];&quot; &quot;;[.J47];&quot;)&quot;)" office:value-type="string" office:string-value="(0.0994342 -0.00745328 0.29)" calcext:value-type="string">
            <text:p>(0.0994342 -0.00745328 0.29)</text:p>
          </table:table-cell>
          <table:table-cell table:number-columns-repeated="3"/>
        </table:table-row>
        <table:table-row table:style-name="ro1">
          <table:table-cell office:value-type="float" office:value="-0.000100835" calcext:value-type="float">
            <text:p>-0.0001008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7073" calcext:value-type="float">
            <text:p>4.07073E-09</text:p>
          </table:table-cell>
          <table:table-cell office:value-type="float" office:value="15147.2" calcext:value-type="float">
            <text:p>1514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4091" calcext:value-type="float">
            <text:p>0.104091</text:p>
          </table:table-cell>
          <table:table-cell office:value-type="float" office:value="-0.00766236" calcext:value-type="float">
            <text:p>-0.00766236</text:p>
          </table:table-cell>
          <table:table-cell office:value-type="float" office:value="0" calcext:value-type="float">
            <text:p>0</text:p>
          </table:table-cell>
          <table:table-cell table:formula="of:=[.A48]/9.81" office:value-type="float" office:value="-0.0000102787971457696" calcext:value-type="float">
            <text:p>-1.02788E-05</text:p>
          </table:table-cell>
          <table:table-cell table:formula="of:=[.K48]*100" office:value-type="float" office:value="-0.00102787971457696" calcext:value-type="float">
            <text:p>-1.02788E-03</text:p>
          </table:table-cell>
          <table:table-cell table:formula="of:=CONCATENATE(&quot;(&quot;;[.H48];&quot; &quot;;[.I48];&quot; &quot;;[.J48];&quot;)&quot;)" office:value-type="string" office:string-value="(0.104091 -0.00766236 0)" calcext:value-type="string">
            <text:p>(0.104091 -0.00766236 0)</text:p>
          </table:table-cell>
          <table:table-cell table:number-columns-repeated="3"/>
        </table:table-row>
        <table:table-row table:style-name="ro1">
          <table:table-cell office:value-type="float" office:value="-0.000100835" calcext:value-type="float">
            <text:p>-0.0001008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7073" calcext:value-type="float">
            <text:p>4.07073E-09</text:p>
          </table:table-cell>
          <table:table-cell office:value-type="float" office:value="15147.2" calcext:value-type="float">
            <text:p>1514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4091" calcext:value-type="float">
            <text:p>0.104091</text:p>
          </table:table-cell>
          <table:table-cell office:value-type="float" office:value="-0.00766236" calcext:value-type="float">
            <text:p>-0.00766236</text:p>
          </table:table-cell>
          <table:table-cell office:value-type="float" office:value="0.29" calcext:value-type="float">
            <text:p>0.29</text:p>
          </table:table-cell>
          <table:table-cell table:formula="of:=[.A49]/9.81" office:value-type="float" office:value="-0.0000102787971457696" calcext:value-type="float">
            <text:p>-1.02788E-05</text:p>
          </table:table-cell>
          <table:table-cell table:formula="of:=[.K49]*100" office:value-type="float" office:value="-0.00102787971457696" calcext:value-type="float">
            <text:p>-1.02788E-03</text:p>
          </table:table-cell>
          <table:table-cell table:formula="of:=CONCATENATE(&quot;(&quot;;[.H49];&quot; &quot;;[.I49];&quot; &quot;;[.J49];&quot;)&quot;)" office:value-type="string" office:string-value="(0.104091 -0.00766236 0.29)" calcext:value-type="string">
            <text:p>(0.104091 -0.00766236 0.29)</text:p>
          </table:table-cell>
          <table:table-cell table:number-columns-repeated="3"/>
        </table:table-row>
        <table:table-row table:style-name="ro1">
          <table:table-cell office:value-type="float" office:value="0.00000346145" calcext:value-type="float">
            <text:p>3.4614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61919" calcext:value-type="float">
            <text:p>6.61919E-09</text:p>
          </table:table-cell>
          <table:table-cell office:value-type="float" office:value="15243" calcext:value-type="float">
            <text:p>15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751" calcext:value-type="float">
            <text:p>0.108751</text:p>
          </table:table-cell>
          <table:table-cell office:value-type="float" office:value="-0.00752741" calcext:value-type="float">
            <text:p>-0.00752741</text:p>
          </table:table-cell>
          <table:table-cell office:value-type="float" office:value="0" calcext:value-type="float">
            <text:p>0</text:p>
          </table:table-cell>
          <table:table-cell table:formula="of:=[.A50]/9.81" office:value-type="float" office:value="0.000000352849133537207" calcext:value-type="float">
            <text:p>3.52849E-07</text:p>
          </table:table-cell>
          <table:table-cell table:formula="of:=[.K50]*100" office:value-type="float" office:value="0.0000352849133537207" calcext:value-type="float">
            <text:p>3.52849E-05</text:p>
          </table:table-cell>
          <table:table-cell table:formula="of:=CONCATENATE(&quot;(&quot;;[.H50];&quot; &quot;;[.I50];&quot; &quot;;[.J50];&quot;)&quot;)" office:value-type="string" office:string-value="(0.108751 -0.00752741 0)" calcext:value-type="string">
            <text:p>(0.108751 -0.00752741 0)</text:p>
          </table:table-cell>
          <table:table-cell table:number-columns-repeated="3"/>
        </table:table-row>
        <table:table-row table:style-name="ro1">
          <table:table-cell office:value-type="float" office:value="0.00000346145" calcext:value-type="float">
            <text:p>3.4614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61919" calcext:value-type="float">
            <text:p>6.61919E-09</text:p>
          </table:table-cell>
          <table:table-cell office:value-type="float" office:value="15243" calcext:value-type="float">
            <text:p>15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751" calcext:value-type="float">
            <text:p>0.108751</text:p>
          </table:table-cell>
          <table:table-cell office:value-type="float" office:value="-0.00752741" calcext:value-type="float">
            <text:p>-0.00752741</text:p>
          </table:table-cell>
          <table:table-cell office:value-type="float" office:value="0.29" calcext:value-type="float">
            <text:p>0.29</text:p>
          </table:table-cell>
          <table:table-cell table:formula="of:=[.A51]/9.81" office:value-type="float" office:value="0.000000352849133537207" calcext:value-type="float">
            <text:p>3.52849E-07</text:p>
          </table:table-cell>
          <table:table-cell table:formula="of:=[.K51]*100" office:value-type="float" office:value="0.0000352849133537207" calcext:value-type="float">
            <text:p>3.52849E-05</text:p>
          </table:table-cell>
          <table:table-cell table:formula="of:=CONCATENATE(&quot;(&quot;;[.H51];&quot; &quot;;[.I51];&quot; &quot;;[.J51];&quot;)&quot;)" office:value-type="string" office:string-value="(0.108751 -0.00752741 0.29)" calcext:value-type="string">
            <text:p>(0.108751 -0.00752741 0.29)</text:p>
          </table:table-cell>
          <table:table-cell table:number-columns-repeated="3"/>
        </table:table-row>
        <table:table-row table:style-name="ro1">
          <table:table-cell office:value-type="float" office:value="0.000152586" calcext:value-type="float">
            <text:p>0.00015258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373" calcext:value-type="float">
            <text:p>1.01373E-08</text:p>
          </table:table-cell>
          <table:table-cell office:value-type="float" office:value="15511.2" calcext:value-type="float">
            <text:p>155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394" calcext:value-type="float">
            <text:p>0.113394</text:p>
          </table:table-cell>
          <table:table-cell office:value-type="float" office:value="-0.00710617" calcext:value-type="float">
            <text:p>-0.00710617</text:p>
          </table:table-cell>
          <table:table-cell office:value-type="float" office:value="0" calcext:value-type="float">
            <text:p>0</text:p>
          </table:table-cell>
          <table:table-cell table:formula="of:=[.A52]/9.81" office:value-type="float" office:value="0.000015554128440367" calcext:value-type="float">
            <text:p>1.55541E-05</text:p>
          </table:table-cell>
          <table:table-cell table:formula="of:=[.K52]*100" office:value-type="float" office:value="0.0015554128440367" calcext:value-type="float">
            <text:p>1.55541E-03</text:p>
          </table:table-cell>
          <table:table-cell table:formula="of:=CONCATENATE(&quot;(&quot;;[.H52];&quot; &quot;;[.I52];&quot; &quot;;[.J52];&quot;)&quot;)" office:value-type="string" office:string-value="(0.113394 -0.00710617 0)" calcext:value-type="string">
            <text:p>(0.113394 -0.00710617 0)</text:p>
          </table:table-cell>
          <table:table-cell table:number-columns-repeated="3"/>
        </table:table-row>
        <table:table-row table:style-name="ro1">
          <table:table-cell office:value-type="float" office:value="0.000152586" calcext:value-type="float">
            <text:p>0.00015258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373" calcext:value-type="float">
            <text:p>1.01373E-08</text:p>
          </table:table-cell>
          <table:table-cell office:value-type="float" office:value="15511.2" calcext:value-type="float">
            <text:p>155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394" calcext:value-type="float">
            <text:p>0.113394</text:p>
          </table:table-cell>
          <table:table-cell office:value-type="float" office:value="-0.00710617" calcext:value-type="float">
            <text:p>-0.00710617</text:p>
          </table:table-cell>
          <table:table-cell office:value-type="float" office:value="0.29" calcext:value-type="float">
            <text:p>0.29</text:p>
          </table:table-cell>
          <table:table-cell table:formula="of:=[.A53]/9.81" office:value-type="float" office:value="0.000015554128440367" calcext:value-type="float">
            <text:p>1.55541E-05</text:p>
          </table:table-cell>
          <table:table-cell table:formula="of:=[.K53]*100" office:value-type="float" office:value="0.0015554128440367" calcext:value-type="float">
            <text:p>1.55541E-03</text:p>
          </table:table-cell>
          <table:table-cell table:formula="of:=CONCATENATE(&quot;(&quot;;[.H53];&quot; &quot;;[.I53];&quot; &quot;;[.J53];&quot;)&quot;)" office:value-type="string" office:string-value="(0.113394 -0.00710617 0.29)" calcext:value-type="string">
            <text:p>(0.113394 -0.00710617 0.29)</text:p>
          </table:table-cell>
          <table:table-cell table:number-columns-repeated="3"/>
        </table:table-row>
        <table:table-row table:style-name="ro1">
          <table:table-cell office:value-type="float" office:value="0.000345412" calcext:value-type="float">
            <text:p>0.000345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904" calcext:value-type="float">
            <text:p>1.45904E-08</text:p>
          </table:table-cell>
          <table:table-cell office:value-type="float" office:value="15875.5" calcext:value-type="float">
            <text:p>1587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8012" calcext:value-type="float">
            <text:p>0.118012</text:p>
          </table:table-cell>
          <table:table-cell office:value-type="float" office:value="-0.00645702" calcext:value-type="float">
            <text:p>-0.00645702</text:p>
          </table:table-cell>
          <table:table-cell office:value-type="float" office:value="0" calcext:value-type="float">
            <text:p>0</text:p>
          </table:table-cell>
          <table:table-cell table:formula="of:=[.A54]/9.81" office:value-type="float" office:value="0.0000352101936799184" calcext:value-type="float">
            <text:p>3.52102E-05</text:p>
          </table:table-cell>
          <table:table-cell table:formula="of:=[.K54]*100" office:value-type="float" office:value="0.00352101936799185" calcext:value-type="float">
            <text:p>3.52102E-03</text:p>
          </table:table-cell>
          <table:table-cell table:formula="of:=CONCATENATE(&quot;(&quot;;[.H54];&quot; &quot;;[.I54];&quot; &quot;;[.J54];&quot;)&quot;)" office:value-type="string" office:string-value="(0.118012 -0.00645702 0)" calcext:value-type="string">
            <text:p>(0.118012 -0.00645702 0)</text:p>
          </table:table-cell>
          <table:table-cell table:number-columns-repeated="3"/>
        </table:table-row>
        <table:table-row table:style-name="ro1">
          <table:table-cell office:value-type="float" office:value="0.000345412" calcext:value-type="float">
            <text:p>0.000345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904" calcext:value-type="float">
            <text:p>1.45904E-08</text:p>
          </table:table-cell>
          <table:table-cell office:value-type="float" office:value="15875.5" calcext:value-type="float">
            <text:p>1587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8012" calcext:value-type="float">
            <text:p>0.118012</text:p>
          </table:table-cell>
          <table:table-cell office:value-type="float" office:value="-0.00645702" calcext:value-type="float">
            <text:p>-0.00645702</text:p>
          </table:table-cell>
          <table:table-cell office:value-type="float" office:value="0.29" calcext:value-type="float">
            <text:p>0.29</text:p>
          </table:table-cell>
          <table:table-cell table:formula="of:=[.A55]/9.81" office:value-type="float" office:value="0.0000352101936799184" calcext:value-type="float">
            <text:p>3.52102E-05</text:p>
          </table:table-cell>
          <table:table-cell table:formula="of:=[.K55]*100" office:value-type="float" office:value="0.00352101936799185" calcext:value-type="float">
            <text:p>3.52102E-03</text:p>
          </table:table-cell>
          <table:table-cell table:formula="of:=CONCATENATE(&quot;(&quot;;[.H55];&quot; &quot;;[.I55];&quot; &quot;;[.J55];&quot;)&quot;)" office:value-type="string" office:string-value="(0.118012 -0.00645702 0.29)" calcext:value-type="string">
            <text:p>(0.118012 -0.00645702 0.29)</text:p>
          </table:table-cell>
          <table:table-cell table:number-columns-repeated="3"/>
        </table:table-row>
        <table:table-row table:style-name="ro1">
          <table:table-cell office:value-type="float" office:value="0.000570172" calcext:value-type="float">
            <text:p>0.00057017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6264" calcext:value-type="float">
            <text:p>1.96264E-08</text:p>
          </table:table-cell>
          <table:table-cell office:value-type="float" office:value="16293.4" calcext:value-type="float">
            <text:p>1629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602" calcext:value-type="float">
            <text:p>0.122602</text:p>
          </table:table-cell>
          <table:table-cell office:value-type="float" office:value="-0.00563675" calcext:value-type="float">
            <text:p>-0.00563675</text:p>
          </table:table-cell>
          <table:table-cell office:value-type="float" office:value="0" calcext:value-type="float">
            <text:p>0</text:p>
          </table:table-cell>
          <table:table-cell table:formula="of:=[.A56]/9.81" office:value-type="float" office:value="0.0000581215086646279" calcext:value-type="float">
            <text:p>5.81215E-05</text:p>
          </table:table-cell>
          <table:table-cell table:formula="of:=[.K56]*100" office:value-type="float" office:value="0.00581215086646279" calcext:value-type="float">
            <text:p>5.81215E-03</text:p>
          </table:table-cell>
          <table:table-cell table:formula="of:=CONCATENATE(&quot;(&quot;;[.H56];&quot; &quot;;[.I56];&quot; &quot;;[.J56];&quot;)&quot;)" office:value-type="string" office:string-value="(0.122602 -0.00563675 0)" calcext:value-type="string">
            <text:p>(0.122602 -0.00563675 0)</text:p>
          </table:table-cell>
          <table:table-cell table:number-columns-repeated="3"/>
        </table:table-row>
        <table:table-row table:style-name="ro1">
          <table:table-cell office:value-type="float" office:value="0.000570172" calcext:value-type="float">
            <text:p>0.00057017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6264" calcext:value-type="float">
            <text:p>1.96264E-08</text:p>
          </table:table-cell>
          <table:table-cell office:value-type="float" office:value="16293.4" calcext:value-type="float">
            <text:p>1629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602" calcext:value-type="float">
            <text:p>0.122602</text:p>
          </table:table-cell>
          <table:table-cell office:value-type="float" office:value="-0.00563675" calcext:value-type="float">
            <text:p>-0.00563675</text:p>
          </table:table-cell>
          <table:table-cell office:value-type="float" office:value="0.29" calcext:value-type="float">
            <text:p>0.29</text:p>
          </table:table-cell>
          <table:table-cell table:formula="of:=[.A57]/9.81" office:value-type="float" office:value="0.0000581215086646279" calcext:value-type="float">
            <text:p>5.81215E-05</text:p>
          </table:table-cell>
          <table:table-cell table:formula="of:=[.K57]*100" office:value-type="float" office:value="0.00581215086646279" calcext:value-type="float">
            <text:p>5.81215E-03</text:p>
          </table:table-cell>
          <table:table-cell table:formula="of:=CONCATENATE(&quot;(&quot;;[.H57];&quot; &quot;;[.I57];&quot; &quot;;[.J57];&quot;)&quot;)" office:value-type="string" office:string-value="(0.122602 -0.00563675 0.29)" calcext:value-type="string">
            <text:p>(0.122602 -0.00563675 0.29)</text:p>
          </table:table-cell>
          <table:table-cell table:number-columns-repeated="3"/>
        </table:table-row>
        <table:table-row table:style-name="ro1">
          <table:table-cell office:value-type="float" office:value="0.000802938" calcext:value-type="float">
            <text:p>0.0008029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6867" calcext:value-type="float">
            <text:p>2.46867E-08</text:p>
          </table:table-cell>
          <table:table-cell office:value-type="float" office:value="16723.4" calcext:value-type="float">
            <text:p>1672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7169" calcext:value-type="float">
            <text:p>0.127169</text:p>
          </table:table-cell>
          <table:table-cell office:value-type="float" office:value="-0.0046992" calcext:value-type="float">
            <text:p>-0.0046992</text:p>
          </table:table-cell>
          <table:table-cell office:value-type="float" office:value="0" calcext:value-type="float">
            <text:p>0</text:p>
          </table:table-cell>
          <table:table-cell table:formula="of:=[.A58]/9.81" office:value-type="float" office:value="0.0000818489296636085" calcext:value-type="float">
            <text:p>8.18489E-05</text:p>
          </table:table-cell>
          <table:table-cell table:formula="of:=[.K58]*100" office:value-type="float" office:value="0.00818489296636085" calcext:value-type="float">
            <text:p>8.18489E-03</text:p>
          </table:table-cell>
          <table:table-cell table:formula="of:=CONCATENATE(&quot;(&quot;;[.H58];&quot; &quot;;[.I58];&quot; &quot;;[.J58];&quot;)&quot;)" office:value-type="string" office:string-value="(0.127169 -0.0046992 0)" calcext:value-type="string">
            <text:p>(0.127169 -0.0046992 0)</text:p>
          </table:table-cell>
          <table:table-cell table:number-columns-repeated="3"/>
        </table:table-row>
        <table:table-row table:style-name="ro1">
          <table:table-cell office:value-type="float" office:value="0.000802938" calcext:value-type="float">
            <text:p>0.0008029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6867" calcext:value-type="float">
            <text:p>2.46867E-08</text:p>
          </table:table-cell>
          <table:table-cell office:value-type="float" office:value="16723.4" calcext:value-type="float">
            <text:p>1672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7169" calcext:value-type="float">
            <text:p>0.127169</text:p>
          </table:table-cell>
          <table:table-cell office:value-type="float" office:value="-0.0046992" calcext:value-type="float">
            <text:p>-0.0046992</text:p>
          </table:table-cell>
          <table:table-cell office:value-type="float" office:value="0.29" calcext:value-type="float">
            <text:p>0.29</text:p>
          </table:table-cell>
          <table:table-cell table:formula="of:=[.A59]/9.81" office:value-type="float" office:value="0.0000818489296636085" calcext:value-type="float">
            <text:p>8.18489E-05</text:p>
          </table:table-cell>
          <table:table-cell table:formula="of:=[.K59]*100" office:value-type="float" office:value="0.00818489296636085" calcext:value-type="float">
            <text:p>8.18489E-03</text:p>
          </table:table-cell>
          <table:table-cell table:formula="of:=CONCATENATE(&quot;(&quot;;[.H59];&quot; &quot;;[.I59];&quot; &quot;;[.J59];&quot;)&quot;)" office:value-type="string" office:string-value="(0.127169 -0.0046992 0.29)" calcext:value-type="string">
            <text:p>(0.127169 -0.0046992 0.29)</text:p>
          </table:table-cell>
          <table:table-cell table:number-columns-repeated="3"/>
        </table:table-row>
        <table:table-row table:style-name="ro1">
          <table:table-cell office:value-type="float" office:value="0.00101287" calcext:value-type="float">
            <text:p>0.00101287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798" calcext:value-type="float">
            <text:p>2.90798E-08</text:p>
          </table:table-cell>
          <table:table-cell office:value-type="float" office:value="17119.7" calcext:value-type="float">
            <text:p>1711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723" calcext:value-type="float">
            <text:p>0.131723</text:p>
          </table:table-cell>
          <table:table-cell office:value-type="float" office:value="-0.00369536" calcext:value-type="float">
            <text:p>-0.00369536</text:p>
          </table:table-cell>
          <table:table-cell office:value-type="float" office:value="0" calcext:value-type="float">
            <text:p>0</text:p>
          </table:table-cell>
          <table:table-cell table:formula="of:=[.A60]/9.81" office:value-type="float" office:value="0.00010324872579001" calcext:value-type="float">
            <text:p>1.03249E-04</text:p>
          </table:table-cell>
          <table:table-cell table:formula="of:=[.K60]*100" office:value-type="float" office:value="0.010324872579001" calcext:value-type="float">
            <text:p>1.03249E-02</text:p>
          </table:table-cell>
          <table:table-cell table:formula="of:=CONCATENATE(&quot;(&quot;;[.H60];&quot; &quot;;[.I60];&quot; &quot;;[.J60];&quot;)&quot;)" office:value-type="string" office:string-value="(0.131723 -0.00369536 0)" calcext:value-type="string">
            <text:p>(0.131723 -0.00369536 0)</text:p>
          </table:table-cell>
          <table:table-cell table:number-columns-repeated="3"/>
        </table:table-row>
        <table:table-row table:style-name="ro1">
          <table:table-cell office:value-type="float" office:value="0.00101287" calcext:value-type="float">
            <text:p>0.00101287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798" calcext:value-type="float">
            <text:p>2.90798E-08</text:p>
          </table:table-cell>
          <table:table-cell office:value-type="float" office:value="17119.7" calcext:value-type="float">
            <text:p>1711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723" calcext:value-type="float">
            <text:p>0.131723</text:p>
          </table:table-cell>
          <table:table-cell office:value-type="float" office:value="-0.00369536" calcext:value-type="float">
            <text:p>-0.00369536</text:p>
          </table:table-cell>
          <table:table-cell office:value-type="float" office:value="0.29" calcext:value-type="float">
            <text:p>0.29</text:p>
          </table:table-cell>
          <table:table-cell table:formula="of:=[.A61]/9.81" office:value-type="float" office:value="0.00010324872579001" calcext:value-type="float">
            <text:p>1.03249E-04</text:p>
          </table:table-cell>
          <table:table-cell table:formula="of:=[.K61]*100" office:value-type="float" office:value="0.010324872579001" calcext:value-type="float">
            <text:p>1.03249E-02</text:p>
          </table:table-cell>
          <table:table-cell table:formula="of:=CONCATENATE(&quot;(&quot;;[.H61];&quot; &quot;;[.I61];&quot; &quot;;[.J61];&quot;)&quot;)" office:value-type="string" office:string-value="(0.131723 -0.00369536 0.29)" calcext:value-type="string">
            <text:p>(0.131723 -0.00369536 0.29)</text:p>
          </table:table-cell>
          <table:table-cell table:number-columns-repeated="3"/>
        </table:table-row>
        <table:table-row table:style-name="ro1">
          <table:table-cell office:value-type="float" office:value="0.00116873" calcext:value-type="float">
            <text:p>0.00116873</text:p>
          </table:table-cell>
          <table:table-cell office:value-type="float" office:value="0" calcext:value-type="float">
            <text:p>0</text:p>
          </table:table-cell>
          <table:table-cell office:value-type="float" office:value="0.0000000319424" calcext:value-type="float">
            <text:p>3.19424E-08</text:p>
          </table:table-cell>
          <table:table-cell office:value-type="float" office:value="17453.6" calcext:value-type="float">
            <text:p>1745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6272" calcext:value-type="float">
            <text:p>0.136272</text:p>
          </table:table-cell>
          <table:table-cell office:value-type="float" office:value="-0.00267434" calcext:value-type="float">
            <text:p>-0.00267434</text:p>
          </table:table-cell>
          <table:table-cell office:value-type="float" office:value="0" calcext:value-type="float">
            <text:p>0</text:p>
          </table:table-cell>
          <table:table-cell table:formula="of:=[.A62]/9.81" office:value-type="float" office:value="0.000119136595310907" calcext:value-type="float">
            <text:p>1.19137E-04</text:p>
          </table:table-cell>
          <table:table-cell table:formula="of:=[.K62]*100" office:value-type="float" office:value="0.0119136595310907" calcext:value-type="float">
            <text:p>1.19137E-02</text:p>
          </table:table-cell>
          <table:table-cell table:formula="of:=CONCATENATE(&quot;(&quot;;[.H62];&quot; &quot;;[.I62];&quot; &quot;;[.J62];&quot;)&quot;)" office:value-type="string" office:string-value="(0.136272 -0.00267434 0)" calcext:value-type="string">
            <text:p>(0.136272 -0.00267434 0)</text:p>
          </table:table-cell>
          <table:table-cell table:number-columns-repeated="3"/>
        </table:table-row>
        <table:table-row table:style-name="ro1">
          <table:table-cell office:value-type="float" office:value="0.00116873" calcext:value-type="float">
            <text:p>0.00116873</text:p>
          </table:table-cell>
          <table:table-cell office:value-type="float" office:value="0" calcext:value-type="float">
            <text:p>0</text:p>
          </table:table-cell>
          <table:table-cell office:value-type="float" office:value="0.0000000319424" calcext:value-type="float">
            <text:p>3.19424E-08</text:p>
          </table:table-cell>
          <table:table-cell office:value-type="float" office:value="17453.6" calcext:value-type="float">
            <text:p>1745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6272" calcext:value-type="float">
            <text:p>0.136272</text:p>
          </table:table-cell>
          <table:table-cell office:value-type="float" office:value="-0.00267434" calcext:value-type="float">
            <text:p>-0.00267434</text:p>
          </table:table-cell>
          <table:table-cell office:value-type="float" office:value="0.29" calcext:value-type="float">
            <text:p>0.29</text:p>
          </table:table-cell>
          <table:table-cell table:formula="of:=[.A63]/9.81" office:value-type="float" office:value="0.000119136595310907" calcext:value-type="float">
            <text:p>1.19137E-04</text:p>
          </table:table-cell>
          <table:table-cell table:formula="of:=[.K63]*100" office:value-type="float" office:value="0.0119136595310907" calcext:value-type="float">
            <text:p>1.19137E-02</text:p>
          </table:table-cell>
          <table:table-cell table:formula="of:=CONCATENATE(&quot;(&quot;;[.H63];&quot; &quot;;[.I63];&quot; &quot;;[.J63];&quot;)&quot;)" office:value-type="string" office:string-value="(0.136272 -0.00267434 0.29)" calcext:value-type="string">
            <text:p>(0.136272 -0.00267434 0.29)</text:p>
          </table:table-cell>
          <table:table-cell table:number-columns-repeated="3"/>
        </table:table-row>
        <table:table-row table:style-name="ro1">
          <table:table-cell office:value-type="float" office:value="0.00125234" calcext:value-type="float">
            <text:p>0.00125234</text:p>
          </table:table-cell>
          <table:table-cell office:value-type="float" office:value="0" calcext:value-type="float">
            <text:p>0</text:p>
          </table:table-cell>
          <table:table-cell office:value-type="float" office:value="0.0000000328861" calcext:value-type="float">
            <text:p>3.28861E-08</text:p>
          </table:table-cell>
          <table:table-cell office:value-type="float" office:value="17705.9" calcext:value-type="float">
            <text:p>1770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829" calcext:value-type="float">
            <text:p>0.140829</text:p>
          </table:table-cell>
          <table:table-cell office:value-type="float" office:value="-0.00168471" calcext:value-type="float">
            <text:p>-0.00168471</text:p>
          </table:table-cell>
          <table:table-cell office:value-type="float" office:value="0" calcext:value-type="float">
            <text:p>0</text:p>
          </table:table-cell>
          <table:table-cell table:formula="of:=[.A64]/9.81" office:value-type="float" office:value="0.000127659531090724" calcext:value-type="float">
            <text:p>1.27660E-04</text:p>
          </table:table-cell>
          <table:table-cell table:formula="of:=[.K64]*100" office:value-type="float" office:value="0.0127659531090724" calcext:value-type="float">
            <text:p>1.27660E-02</text:p>
          </table:table-cell>
          <table:table-cell table:formula="of:=CONCATENATE(&quot;(&quot;;[.H64];&quot; &quot;;[.I64];&quot; &quot;;[.J64];&quot;)&quot;)" office:value-type="string" office:string-value="(0.140829 -0.00168471 0)" calcext:value-type="string">
            <text:p>(0.140829 -0.00168471 0)</text:p>
          </table:table-cell>
          <table:table-cell table:number-columns-repeated="3"/>
        </table:table-row>
        <table:table-row table:style-name="ro1">
          <table:table-cell office:value-type="float" office:value="0.00125234" calcext:value-type="float">
            <text:p>0.00125234</text:p>
          </table:table-cell>
          <table:table-cell office:value-type="float" office:value="0" calcext:value-type="float">
            <text:p>0</text:p>
          </table:table-cell>
          <table:table-cell office:value-type="float" office:value="0.0000000328861" calcext:value-type="float">
            <text:p>3.28861E-08</text:p>
          </table:table-cell>
          <table:table-cell office:value-type="float" office:value="17705.9" calcext:value-type="float">
            <text:p>1770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829" calcext:value-type="float">
            <text:p>0.140829</text:p>
          </table:table-cell>
          <table:table-cell office:value-type="float" office:value="-0.00168471" calcext:value-type="float">
            <text:p>-0.00168471</text:p>
          </table:table-cell>
          <table:table-cell office:value-type="float" office:value="0.29" calcext:value-type="float">
            <text:p>0.29</text:p>
          </table:table-cell>
          <table:table-cell table:formula="of:=[.A65]/9.81" office:value-type="float" office:value="0.000127659531090724" calcext:value-type="float">
            <text:p>1.27660E-04</text:p>
          </table:table-cell>
          <table:table-cell table:formula="of:=[.K65]*100" office:value-type="float" office:value="0.0127659531090724" calcext:value-type="float">
            <text:p>1.27660E-02</text:p>
          </table:table-cell>
          <table:table-cell table:formula="of:=CONCATENATE(&quot;(&quot;;[.H65];&quot; &quot;;[.I65];&quot; &quot;;[.J65];&quot;)&quot;)" office:value-type="string" office:string-value="(0.140829 -0.00168471 0.29)" calcext:value-type="string">
            <text:p>(0.140829 -0.00168471 0.29)</text:p>
          </table:table-cell>
          <table:table-cell table:number-columns-repeated="3"/>
        </table:table-row>
        <table:table-row table:style-name="ro1">
          <table:table-cell office:value-type="float" office:value="0.00126424" calcext:value-type="float">
            <text:p>0.00126424</text:p>
          </table:table-cell>
          <table:table-cell office:value-type="float" office:value="0" calcext:value-type="float">
            <text:p>0</text:p>
          </table:table-cell>
          <table:table-cell office:value-type="float" office:value="0.00000003096" calcext:value-type="float">
            <text:p>3.096E-08</text:p>
          </table:table-cell>
          <table:table-cell office:value-type="float" office:value="17868.1" calcext:value-type="float">
            <text:p>1786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402" calcext:value-type="float">
            <text:p>0.145402</text:p>
          </table:table-cell>
          <table:table-cell office:value-type="float" office:value="-0.000776018" calcext:value-type="float">
            <text:p>-0.000776018</text:p>
          </table:table-cell>
          <table:table-cell office:value-type="float" office:value="0" calcext:value-type="float">
            <text:p>0</text:p>
          </table:table-cell>
          <table:table-cell table:formula="of:=[.A66]/9.81" office:value-type="float" office:value="0.000128872579001019" calcext:value-type="float">
            <text:p>1.28873E-04</text:p>
          </table:table-cell>
          <table:table-cell table:formula="of:=[.K66]*100" office:value-type="float" office:value="0.0128872579001019" calcext:value-type="float">
            <text:p>1.28873E-02</text:p>
          </table:table-cell>
          <table:table-cell table:formula="of:=CONCATENATE(&quot;(&quot;;[.H66];&quot; &quot;;[.I66];&quot; &quot;;[.J66];&quot;)&quot;)" office:value-type="string" office:string-value="(0.145402 -0.000776018 0)" calcext:value-type="string">
            <text:p>(0.145402 -0.000776018 0)</text:p>
          </table:table-cell>
          <table:table-cell table:number-columns-repeated="3"/>
        </table:table-row>
        <table:table-row table:style-name="ro1">
          <table:table-cell office:value-type="float" office:value="0.00126424" calcext:value-type="float">
            <text:p>0.00126424</text:p>
          </table:table-cell>
          <table:table-cell office:value-type="float" office:value="0" calcext:value-type="float">
            <text:p>0</text:p>
          </table:table-cell>
          <table:table-cell office:value-type="float" office:value="0.00000003096" calcext:value-type="float">
            <text:p>3.096E-08</text:p>
          </table:table-cell>
          <table:table-cell office:value-type="float" office:value="17868.1" calcext:value-type="float">
            <text:p>1786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402" calcext:value-type="float">
            <text:p>0.145402</text:p>
          </table:table-cell>
          <table:table-cell office:value-type="float" office:value="-0.000776018" calcext:value-type="float">
            <text:p>-0.000776018</text:p>
          </table:table-cell>
          <table:table-cell office:value-type="float" office:value="0.29" calcext:value-type="float">
            <text:p>0.29</text:p>
          </table:table-cell>
          <table:table-cell table:formula="of:=[.A67]/9.81" office:value-type="float" office:value="0.000128872579001019" calcext:value-type="float">
            <text:p>1.28873E-04</text:p>
          </table:table-cell>
          <table:table-cell table:formula="of:=[.K67]*100" office:value-type="float" office:value="0.0128872579001019" calcext:value-type="float">
            <text:p>1.28873E-02</text:p>
          </table:table-cell>
          <table:table-cell table:formula="of:=CONCATENATE(&quot;(&quot;;[.H67];&quot; &quot;;[.I67];&quot; &quot;;[.J67];&quot;)&quot;)" office:value-type="string" office:string-value="(0.145402 -0.000776018 0.29)" calcext:value-type="string">
            <text:p>(0.145402 -0.000776018 0.29)</text:p>
          </table:table-cell>
          <table:table-cell table:number-columns-repeated="3"/>
        </table:table-row>
        <table:table-row table:style-name="ro1">
          <table:table-cell office:value-type="float" office:value="0.00125305" calcext:value-type="float">
            <text:p>0.001253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258" calcext:value-type="float">
            <text:p>2.90258E-08</text:p>
          </table:table-cell>
          <table:table-cell office:value-type="float" office:value="17926.1" calcext:value-type="float">
            <text:p>1792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68]/9.81" office:value-type="float" office:value="0.000127731906218145" calcext:value-type="float">
            <text:p>1.27732E-04</text:p>
          </table:table-cell>
          <table:table-cell table:formula="of:=[.K68]*100" office:value-type="float" office:value="0.0127731906218145" calcext:value-type="float">
            <text:p>1.27732E-02</text:p>
          </table:table-cell>
          <table:table-cell table:formula="of:=CONCATENATE(&quot;(&quot;;[.H68];&quot; &quot;;[.I68];&quot; &quot;;[.J68];&quot;)&quot;)" office:value-type="string" office:string-value="(0.15 0 0)" calcext:value-type="string">
            <text:p>(0.15 0 0)</text:p>
          </table:table-cell>
          <table:table-cell table:number-columns-repeated="3"/>
        </table:table-row>
        <table:table-row table:style-name="ro1">
          <table:table-cell office:value-type="float" office:value="0.00125305" calcext:value-type="float">
            <text:p>0.001253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258" calcext:value-type="float">
            <text:p>2.90258E-08</text:p>
          </table:table-cell>
          <table:table-cell office:value-type="float" office:value="17926.1" calcext:value-type="float">
            <text:p>1792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formula="of:=[.A69]/9.81" office:value-type="float" office:value="0.000127731906218145" calcext:value-type="float">
            <text:p>1.27732E-04</text:p>
          </table:table-cell>
          <table:table-cell table:formula="of:=[.K69]*100" office:value-type="float" office:value="0.0127731906218145" calcext:value-type="float">
            <text:p>1.27732E-02</text:p>
          </table:table-cell>
          <table:table-cell table:formula="of:=CONCATENATE(&quot;(&quot;;[.H69];&quot; &quot;;[.I69];&quot; &quot;;[.J69];&quot;)&quot;)" office:value-type="string" office:string-value="(0.15 0 0.29)" calcext:value-type="string">
            <text:p>(0.15 0 0.29)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2"/>
          <table:table-cell table:formula="of:=0.135/100" office:value-type="float" office:value="0.00135" calcext:value-type="float">
            <text:p>0.0013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PressureDistribution(3mmx0.1mm)'.A1:'PressureDistribution(3mmx0.1mm)'.J69">
          <table:sort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5:16:23.715643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7T15:20:44.654308107</dc:date>
    <dc:creator>Edwin Saavedra C</dc:creator>
    <meta:editing-duration>PT19M10S</meta:editing-duration>
    <meta:editing-cycles>4</meta:editing-cycles>
    <meta:generator>LibreOffice/6.4.6.2$Linux_X86_64 LibreOffice_project/40$Build-2</meta:generator>
    <meta:document-statistic meta:table-count="1" meta:cell-count="905" meta:object-count="0"/>
  </office:meta>
</office:document-meta>
</file>